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25.84mm"/>
    </style:style>
    <style:style style:name="co4" style:family="table-column">
      <style:table-column-properties fo:break-before="auto" style:column-width="92.8mm"/>
    </style:style>
    <style:style style:name="co5" style:family="table-column">
      <style:table-column-properties fo:break-before="auto" style:column-width="101.26mm"/>
    </style:style>
    <style:style style:name="co6" style:family="table-column">
      <style:table-column-properties fo:break-before="auto" style:column-width="83.87mm"/>
    </style:style>
    <style:style style:name="co7" style:family="table-column">
      <style:table-column-properties fo:break-before="auto" style:column-width="15.15mm"/>
    </style:style>
    <style:style style:name="co8" style:family="table-column">
      <style:table-column-properties fo:break-before="auto" style:column-width="15.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52.37mm"/>
    </style:style>
    <style:style style:name="co12" style:family="table-column">
      <style:table-column-properties fo:break-before="auto" style:column-width="6.49mm"/>
    </style:style>
    <style:style style:name="co13" style:family="table-column">
      <style:table-column-properties fo:break-before="auto" style:column-width="79.96mm"/>
    </style:style>
    <style:style style:name="co14" style:family="table-column">
      <style:table-column-properties fo:break-before="auto" style:column-width="76.82mm"/>
    </style:style>
    <style:style style:name="co15" style:family="table-column">
      <style:table-column-properties fo:break-before="auto" style:column-width="19.72mm"/>
    </style:style>
    <style:style style:name="co16" style:family="table-column">
      <style:table-column-properties fo:break-before="auto" style:column-width="63.15mm"/>
    </style:style>
    <style:style style:name="co17" style:family="table-column">
      <style:table-column-properties fo:break-before="auto" style:column-width="97.81mm"/>
    </style:style>
    <style:style style:name="co18" style:family="table-column">
      <style:table-column-properties fo:break-before="auto" style:column-width="59.57mm"/>
    </style:style>
    <style:style style:name="co19" style:family="table-column">
      <style:table-column-properties fo:break-before="auto" style:column-width="18.42mm"/>
    </style:style>
    <style:style style:name="co20" style:family="table-column">
      <style:table-column-properties fo:break-before="auto" style:column-width="18.03mm"/>
    </style:style>
    <style:style style:name="co21" style:family="table-column">
      <style:table-column-properties fo:break-before="auto" style:column-width="121.11mm"/>
    </style:style>
    <style:style style:name="co22" style:family="table-column">
      <style:table-column-properties fo:break-before="auto" style:column-width="27.82mm"/>
    </style:style>
    <style:style style:name="co23" style:family="table-column">
      <style:table-column-properties fo:break-before="auto" style:column-width="129.35mm"/>
    </style:style>
    <style:style style:name="co24" style:family="table-column">
      <style:table-column-properties fo:break-before="auto" style:column-width="40.08mm"/>
    </style:style>
    <style:style style:name="co25" style:family="table-column">
      <style:table-column-properties fo:break-before="auto" style:column-width="75.64mm"/>
    </style:style>
    <style:style style:name="co26" style:family="table-column">
      <style:table-column-properties fo:break-before="auto" style:column-width="12.17mm"/>
    </style:style>
    <style:style style:name="co27" style:family="table-column">
      <style:table-column-properties fo:break-before="auto" style:column-width="249.31mm"/>
    </style:style>
    <style:style style:name="co28" style:family="table-column">
      <style:table-column-properties fo:break-before="auto" style:column-width="22.58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8.61mm" fo:break-before="auto" style:use-optimal-row-height="false"/>
    </style:style>
    <style:style style:name="ro4" style:family="table-row">
      <style:table-row-properties style:row-height="22.72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15.5mm" fo:break-before="auto" style:use-optimal-row-height="true"/>
    </style:style>
    <style:style style:name="ro7" style:family="table-row">
      <style:table-row-properties style:row-height="11.31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8.15mm" fo:break-before="auto" style:use-optimal-row-height="true"/>
    </style:style>
    <style:style style:name="ro10" style:family="table-row">
      <style:table-row-properties style:row-height="7.88mm" fo:break-before="auto" style:use-optimal-row-height="true"/>
    </style:style>
    <style:style style:name="ro11" style:family="table-row">
      <style:table-row-properties style:row-height="45.54mm" fo:break-before="auto" style:use-optimal-row-height="true"/>
    </style:style>
    <style:style style:name="ro12" style:family="table-row">
      <style:table-row-properties style:row-height="12.44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8.31mm" fo:break-before="auto" style:use-optimal-row-height="true"/>
    </style:style>
    <style:style style:name="ro15" style:family="table-row">
      <style:table-row-properties style:row-height="16.26mm" fo:break-before="auto" style:use-optimal-row-height="false"/>
    </style:style>
    <style:style style:name="ro16" style:family="table-row">
      <style:table-row-properties style:row-height="26.32mm" fo:break-before="auto" style:use-optimal-row-height="true"/>
    </style:style>
    <style:style style:name="ro17" style:family="table-row">
      <style:table-row-properties style:row-height="19.12mm" fo:break-before="auto" style:use-optimal-row-height="true"/>
    </style:style>
    <style:style style:name="ro18" style:family="table-row">
      <style:table-row-properties style:row-height="25.75mm" fo:break-before="auto" style:use-optimal-row-height="true"/>
    </style:style>
    <style:style style:name="ro19" style:family="table-row">
      <style:table-row-properties style:row-height="22.28mm" fo:break-before="auto" style:use-optimal-row-height="true"/>
    </style:style>
    <style:style style:name="ro20" style:family="table-row">
      <style:table-row-properties style:row-height="29.23mm" fo:break-before="auto" style:use-optimal-row-height="true"/>
    </style:style>
    <style:style style:name="ro21" style:family="table-row">
      <style:table-row-properties style:row-height="8.34mm" fo:break-before="auto" style:use-optimal-row-height="true"/>
    </style:style>
    <style:style style:name="ro22" style:family="table-row">
      <style:table-row-properties style:row-height="7.73mm" fo:break-before="auto" style:use-optimal-row-height="true"/>
    </style:style>
    <style:style style:name="ro23" style:family="table-row">
      <style:table-row-properties style:row-height="8.5mm" fo:break-before="auto" style:use-optimal-row-height="true"/>
    </style:style>
    <style:style style:name="ta1" style:family="table" style:master-page-name="PageStyle_5f_OpenLDAPテスト項目書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6pt double #000000" style:border-line-width-bottom="0mm 0.04mm 0.02mm" style:diagonal-bl-tr="none" style:diagonal-tl-br="none" style:text-align-source="fix" style:repeat-content="false" fo:wrap-option="no-wrap" fo:border-left="0.06pt double #000000" style:border-line-width-left="0mm 0.04mm 0.02mm" style:direction="ltr" fo:padding="0.71mm" fo:border-right="none" style:rotation-angle="0" style:rotation-align="none" style:shrink-to-fit="false" fo:border-top="0.06pt double #000000" style:border-line-width-top="0mm 0.04mm 0.02mm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none" style:rotation-align="none" fo:border-top="0.06pt double #000000" style:border-line-width-top="0mm 0.04mm 0.02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0.06pt double #000000" style:border-line-width-right="0mm 0.04mm 0.02mm" style:rotation-align="none" fo:border-top="0.06pt double #000000" style:border-line-width-top="0mm 0.04mm 0.02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="0.06pt solid #000000"/>
    </style:style>
    <style:style style:name="T1" style:family="text">
      <style:text-properties style:font-name="ＭＳ Ｐゴシック" style:font-name-asian="ＭＳ Ｐゴシック" style:font-name-complex="Lohit Hindi"/>
    </style:style>
    <style:style style:name="T2" style:family="text">
      <style:text-properties style:font-name-asian="ＭＳ Ｐゴシック" style:font-name-complex="Lohit Hindi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○&quot;;&quot;×&quot;;&quot;対象外&quot;;&quot;未実施&quot;)" table:allow-empty-cell="true" table:display-list="unsorted" table:base-cell-address="2_制御パラメータ.G4"/>
        <table:content-validation table:name="val2" table:base-cell-address="0_サービス.I12">
          <table:error-message table:message-type="stop" table:display="true"/>
        </table:content-validation>
      </table:content-validations>
      <table:table table:name="0_サービス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6"/>
          <table:table-cell table:style-name="ce7" table:content-validation-name="val2"/>
          <table:table-cell table:style-name="ce7"/>
          <table:table-cell table:style-name="ce21"/>
          <table:table-cell table:number-columns-repeated="1013"/>
        </table:table-row>
        <table:table-row table:style-name="ro2">
          <table:table-cell table:number-columns-repeated="8"/>
          <table:table-cell table:content-validation-name="val2"/>
          <table:table-cell table:number-columns-repeated="1015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table:content-validation-name="val2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4">
          <table:table-cell/>
          <table:table-cell table:style-name="ce6" table:formula="of:=ROW()-3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4">
            <text:p>サービスの動作</text:p>
          </table:table-cell>
          <table:table-cell table:style-name="ce14" office:value-type="string" calcext:value-type="string">
            <text:p>OpenLDAPが起動する</text:p>
          </table:table-cell>
          <table:table-cell table:style-name="ce14" office:value-type="string" calcext:value-type="string">
            <text:p>(1) service osstech-openldap start</text:p>
          </table:table-cell>
          <table:table-cell table:style-name="ce14" office:value-type="string" calcext:value-type="string">
            <text:p>service osstech-ldap status でrunnnig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サービス名をosstech-ldapにすると成功</text:p>
          </table:table-cell>
          <table:table-cell table:number-columns-repeated="1013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4" office:value-type="string" calcext:value-type="string">
            <text:p>OpenLDAPが停止する</text:p>
          </table:table-cell>
          <table:table-cell table:style-name="ce14" office:value-type="string" calcext:value-type="string">
            <text:p>(1) service osstech-openldap stop</text:p>
          </table:table-cell>
          <table:table-cell table:style-name="ce14" office:value-type="string" calcext:value-type="string">
            <text:p>service osstech-ldap status でstopped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サービス名をosstech-ldapにすると成功</text:p>
          </table:table-cell>
          <table:table-cell table:number-columns-repeated="1013"/>
        </table:table-row>
        <table:table-row table:style-name="ro4">
          <table:table-cell/>
          <table:table-cell table:style-name="ce6" table:formula="of:=ROW()-3" office:value-type="float" office:value="3" calcext:value-type="float">
            <text:p>3</text:p>
          </table:table-cell>
          <table:covered-table-cell table:style-name="ce11"/>
          <table:table-cell table:style-name="ce14" office:value-type="string" calcext:value-type="string">
            <text:p>OpenLDAPが再起動する</text:p>
          </table:table-cell>
          <table:table-cell table:style-name="ce14" office:value-type="string" calcext:value-type="string">
            <text:p>(1) service osstech-openldap restart</text:p>
          </table:table-cell>
          <table:table-cell table:style-name="ce14" office:value-type="string" calcext:value-type="string">
            <text:p>service osstech-ldap status でrunnnig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サービス名をosstech-ldapにすると成功</text:p>
          </table:table-cell>
          <table:table-cell table:number-columns-repeated="1013"/>
        </table:table-row>
        <table:table-row table:style-name="ro4">
          <table:table-cell/>
          <table:table-cell table:style-name="ce6" table:formula="of:=ROW()-3" office:value-type="float" office:value="4" calcext:value-type="float">
            <text:p>4</text:p>
          </table:table-cell>
          <table:covered-table-cell table:style-name="ce11"/>
          <table:table-cell table:style-name="ce15" office:value-type="string" calcext:value-type="string">
            <text:p>OpenLDAPが自動起動する</text:p>
          </table:table-cell>
          <table:table-cell table:style-name="ce14" office:value-type="string" calcext:value-type="string">
            <text:p>(1) chkconfig osstech-openldap on</text:p>
          </table:table-cell>
          <table:table-cell table:style-name="ce14" office:value-type="string" calcext:value-type="string">
            <text:p>サーバを再起動し、service osstech-ldap status でrunnnig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サービス名をosstech-ldapにすると成功</text:p>
          </table:table-cell>
          <table:table-cell table:number-columns-repeated="1013"/>
        </table:table-row>
        <table:table-row table:style-name="ro5"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 table:number-columns-spanned="1" table:number-rows-spanned="4">
            <text:p>接続</text:p>
          </table:table-cell>
          <table:table-cell table:style-name="ce14" office:value-type="string" calcext:value-type="string">
            <text:p>OpenLDAPにsimple認証で接続できること</text:p>
          </table:table-cell>
          <table:table-cell table:style-name="ce14" office:value-type="string" calcext:value-type="string">
            <text:p>(1) ldapsearch -x -D &lt;DN&gt; -W -H <text:a xlink:href="ldap:///" xlink:type="simple">ldap:///</text:a></text:p>
          </table:table-cell>
          <table:table-cell table:style-name="ce14" office:value-type="string" calcext:value-type="string">
            <text:p>左記コマンドを実行して認証でき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5">
          <table:table-cell/>
          <table:table-cell table:style-name="ce6" office:value-type="float" office:value="6" calcext:value-type="float">
            <text:p>6</text:p>
          </table:table-cell>
          <table:covered-table-cell table:style-name="ce10"/>
          <table:table-cell table:style-name="ce14" office:value-type="string" calcext:value-type="string">
            <text:p>OpenLDAPにEXTERNAL認証で接続できること</text:p>
          </table:table-cell>
          <table:table-cell table:style-name="ce14" office:value-type="string" calcext:value-type="string">
            <text:p>(1) ldapsearch -Y EXTERNAL -H ldapi:///</text:p>
          </table:table-cell>
          <table:table-cell table:style-name="ce14" office:value-type="string" calcext:value-type="string">
            <text:p>左記コマンドを実行して認証でき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6">
          <table:table-cell/>
          <table:table-cell table:style-name="ce6" table:formula="of:=ROW()-3" office:value-type="float" office:value="7" calcext:value-type="float">
            <text:p>7</text:p>
          </table:table-cell>
          <table:covered-table-cell table:style-name="ce10"/>
          <table:table-cell table:style-name="ce14" office:value-type="string" calcext:value-type="string">
            <text:p>OpenLDAPにLDAPS(startTLS)で接続できること</text:p>
          </table:table-cell>
          <table:table-cell table:style-name="ce14" office:value-type="string" calcext:value-type="string">
            <text:p>(1) ldapsearch -x -D &lt;DN&gt; -W -ZZ -H <text:a xlink:href="ldap:///" xlink:type="simple">ldap:///</text:a></text:p>
          </table:table-cell>
          <table:table-cell table:style-name="ce14" office:value-type="string" calcext:value-type="string">
            <text:p>左記コマンドを実行して認証できること</text:p>
          </table:table-cell>
          <table:table-cell table:number-columns-repeated="2" table:style-name="ce18" table:content-validation-name="val1" office:value-type="string" calcext:value-type="string">
            <text:p>×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-H ldap:///を使用する場合、Amazon環境下では-Y EXTERNALも記述しないと正常に動かない</text:p>
          </table:table-cell>
          <table:table-cell table:number-columns-repeated="1013"/>
        </table:table-row>
        <table:table-row table:style-name="ro6">
          <table:table-cell/>
          <table:table-cell table:style-name="ce6" office:value-type="float" office:value="8" calcext:value-type="float">
            <text:p>8</text:p>
          </table:table-cell>
          <table:covered-table-cell table:style-name="ce10"/>
          <table:table-cell table:style-name="ce14" office:value-type="string" calcext:value-type="string">
            <text:p>OpenLDAPにLDAPSで接続できること</text:p>
          </table:table-cell>
          <table:table-cell table:style-name="ce14" office:value-type="string" calcext:value-type="string">
            <text:p>(1) ldapsearch -x -D &lt;DN&gt; -W -H ldaps://&lt;LDAPサーバー&gt;/</text:p>
          </table:table-cell>
          <table:table-cell table:style-name="ce14" office:value-type="string" calcext:value-type="string">
            <text:p>左記コマンドを実行して認証できること</text:p>
          </table:table-cell>
          <table:table-cell table:number-columns-repeated="2" table:style-name="ce18" table:content-validation-name="val1" office:value-type="string" calcext:value-type="string">
            <text:p>×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-H ldap:///を使用する場合、Amazon環境下では-Y EXTERNALも記述しないと正常に動かない</text:p>
          </table:table-cell>
          <table:table-cell table:number-columns-repeated="1013"/>
        </table:table-row>
        <table:table-row table:style-name="ro7"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 table:number-columns-spanned="1" table:number-rows-spanned="8">
            <text:p>運用</text:p>
          </table:table-cell>
          <table:table-cell table:style-name="ce14" office:value-type="string" calcext:value-type="string">
            <text:p>/opt/osstech/var/lib/sv/slapd/env/USER を編集し、OpenLDAPの起動ユーザーを変更できること</text:p>
          </table:table-cell>
          <table:table-cell table:style-name="ce14" office:value-type="string" calcext:value-type="string">
            <text:p>(1) useradd test-ldap</text:p>
            <text:p>(2) vi /opt/osstech/var/lib/sv/slapd/env/USER</text:p>
            <text:p>(3)Test-ldap に書き換え</text:p>
          </table:table-cell>
          <table:table-cell table:style-name="ce14" office:value-type="string" calcext:value-type="string">
            <text:p>左記操作を実行後OpenLDAPを再起動し、permission deniedで起動に失敗することを確認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09" calcext:value-type="date">
            <text:p>9月9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8">
          <table:table-cell/>
          <table:table-cell table:style-name="ce6" office:value-type="float" office:value="10" calcext:value-type="float">
            <text:p>10</text:p>
          </table:table-cell>
          <table:covered-table-cell table:style-name="ce10"/>
          <table:table-cell table:style-name="ce14" office:value-type="string" calcext:value-type="string">
            <text:p>/opt/osstech/var/lib/sv/slapd/env/CONFIGFILE を編集し、OpenLDAPの設定ファイル名を変更できること</text:p>
          </table:table-cell>
          <table:table-cell table:style-name="ce14" office:value-type="string" calcext:value-type="string">
            <text:p>(1) cp -p /opt/osstech/etc/openldap/slapd.conf /opt/osstech/etc/openldap/slapd-test.conf</text:p>
            <text:p>(2) vi /opt/osstech/var/lib/sv/slapd/env/CONFIGFILE</text:p>
            <text:p>(3)/opt/osstech/etc/openldap/slapd-test.conf　に書き換え</text:p>
          </table:table-cell>
          <table:table-cell table:style-name="ce14" office:value-type="string" calcext:value-type="string">
            <text:p>左記操作を実行後OpenLDAPを再起動し、OpenLDAPが正常に起動していることを確認する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9">
          <table:table-cell/>
          <table:table-cell table:style-name="ce6" office:value-type="float" office:value="11" calcext:value-type="float">
            <text:p>11</text:p>
          </table:table-cell>
          <table:covered-table-cell table:style-name="ce10"/>
          <table:table-cell table:style-name="ce15" office:value-type="string" calcext:value-type="string">
            <text:p>/opt/osstech/var/lib/sv/slapd/env/SYSLOGFACILITY を編集し、OpenLDAPの出力するログのファシリティを変更できること</text:p>
          </table:table-cell>
          <table:table-cell table:style-name="ce16" office:value-type="string" calcext:value-type="string">
            <text:p>(1) vi /etc/rsyslog.conf</text:p>
            <text:p>(2)Local5.* /var/log/ldap.log　を追加記入</text:p>
            <text:p>(3) service rsyslog restart</text:p>
            <text:p>(4) vi /opt/osstech/var/lib/sv/slapd/env/SYSLOGFACILITY</text:p>
            <text:p>(5)LOCAL5　に書き換え</text:p>
          </table:table-cell>
          <table:table-cell table:style-name="ce14" office:value-type="string" calcext:value-type="string">
            <text:p>左記操作を実行後OpenLDAPを再起動し、OpenLDAPのログが正常に出力されていることを確認する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10">
          <table:table-cell/>
          <table:table-cell table:style-name="ce6" office:value-type="float" office:value="12" calcext:value-type="float">
            <text:p>12</text:p>
          </table:table-cell>
          <table:covered-table-cell table:style-name="ce10"/>
          <table:table-cell table:style-name="ce15" office:value-type="string" calcext:value-type="string">
            <text:p>/opt/osstech/var/lib/sv/slapd/env/SERVICES を編集し、OpenLDAPのリッスンするURIを変更できること</text:p>
          </table:table-cell>
          <table:table-cell table:style-name="ce14" office:value-type="string" calcext:value-type="string">
            <text:p>(1) vi /opt/osstech/var/lib/sv/slapd/env/SERVICES</text:p>
            <text:p>(2)ldap:/// を記入</text:p>
          </table:table-cell>
          <table:table-cell table:style-name="ce14" office:value-type="string" calcext:value-type="string">
            <text:p>左記操作を実行後OpenLDAPを再起動し、OpenLDAPのログが正常に出力されていることを確認する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7">
          <table:table-cell/>
          <table:table-cell table:style-name="ce6" table:formula="of:=ROW()-3" office:value-type="float" office:value="13" calcext:value-type="float">
            <text:p>13</text:p>
          </table:table-cell>
          <table:covered-table-cell table:style-name="ce10"/>
          <table:table-cell table:style-name="ce14" office:value-type="string" calcext:value-type="string">
            <text:p>バックアップスクリプト起動確認</text:p>
          </table:table-cell>
          <table:table-cell table:style-name="ce14" office:value-type="string" calcext:value-type="string">
            <text:p>(1) date -s “4:59:59”</text:p>
            <text:p>(2) ls /var/opt/osstech/backup/ldap</text:p>
          </table:table-cell>
          <table:table-cell table:style-name="ce15" office:value-type="string" calcext:value-type="string">
            <text:p><text:span text:style-name="T2">/var/opt/osstech/backup/ldap/配下のファイルを確認する。</text:span></text:p>
            <text:p/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11">
          <table:table-cell/>
          <table:table-cell table:style-name="ce6" table:formula="of:=ROW()-3" office:value-type="float" office:value="14" calcext:value-type="float">
            <text:p>14</text:p>
          </table:table-cell>
          <table:covered-table-cell table:style-name="ce12"/>
          <table:table-cell table:style-name="ce14" office:value-type="string" calcext:value-type="string">
            <text:p>リストア確認</text:p>
          </table:table-cell>
          <table:table-cell table:style-name="ce14" office:value-type="string" calcext:value-type="string">
            <text:p>(1) ldapsearch -H ldapi:/// -Y EXTERNAL &gt; backup.ldif</text:p>
            <text:p>(2) ldapmodify -a testuser.ldif</text:p>
            <text:p>(3) service osstech-ldap stop</text:p>
            <text:p>(4) rm /opt/osstech/var/lib/ldap/*</text:p>
            <text:p>(5) ./slapadd -l /opt/osstech/bin/backup.ldif</text:p>
            <text:p><text:span text:style-name="T1">(6) chown -R ldap:  /opt/osstech/var/lib/ldap</text:span></text:p>
            <text:p><text:span text:style-name="T1">(7) service osstech-ldap start</text:span></text:p>
          </table:table-cell>
          <table:table-cell table:style-name="ce14" office:value-type="string" calcext:value-type="string">
            <text:p>左記操作を実行し、データが復元でき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backup.ldifの87行目にエラー。次行search: 2とresult: 0 Successの記述を削除したところ正常に動作。</text:p>
          </table:table-cell>
          <table:table-cell table:number-columns-repeated="1013"/>
        </table:table-row>
        <table:table-row table:style-name="ro9">
          <table:table-cell/>
          <table:table-cell table:style-name="ce6" table:formula="of:=ROW()-3" office:value-type="float" office:value="15" calcext:value-type="float">
            <text:p>15</text:p>
          </table:table-cell>
          <table:covered-table-cell table:style-name="ce12"/>
          <table:table-cell table:style-name="ce14" office:value-type="string" calcext:value-type="string">
            <text:p>ログ出力確認</text:p>
          </table:table-cell>
          <table:table-cell table:style-name="ce14" office:value-type="string" calcext:value-type="string">
            <text:p>(1) ls /opt/osstech/var/log/syslog/</text:p>
            <text:p>(2) view /opt/osstech/var/log/syslog/ldap.log</text:p>
          </table:table-cell>
          <table:table-cell table:style-name="ce14" office:value-type="string" calcext:value-type="string">
            <text:p>(1)ls /opt/osstech/var/log/syslog/ファイルが存在することを確認する</text:p>
            <text:p>(2) 起動やユーザー登録テスト時のログが出力されていることを確認する</text:p>
            <text:p/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12">
          <table:table-cell/>
          <table:table-cell table:style-name="ce6" table:formula="of:=ROW()-3" office:value-type="float" office:value="16" calcext:value-type="float">
            <text:p>16</text:p>
          </table:table-cell>
          <table:covered-table-cell table:style-name="ce13"/>
          <table:table-cell table:style-name="ce14" office:value-type="string" calcext:value-type="string">
            <text:p>ログローテート確認</text:p>
          </table:table-cell>
          <table:table-cell table:style-name="ce14" office:value-type="string" calcext:value-type="string">
            <text:p>(1) sudo logrotate -f /opt/osstech/etc/logrotate.d/syslog</text:p>
            <text:p>(2) ls /opt/osstech/var/log/syslog/old/</text:p>
          </table:table-cell>
          <table:table-cell table:style-name="ce14" office:value-type="string" calcext:value-type="string">
            <text:p><text:span text:style-name="T1">/opt/osstech/var/log/openldap/old/のファイルが存在すること確認する</text:span></text:p>
            <text:p/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table:content-validation-name="val2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/>
          <table:table-cell table:number-columns-repeated="1013"/>
        </table:table-row>
        <table:table-row table:style-name="ro2" table:number-rows-repeated="1048465">
          <table:table-cell table:number-columns-repeated="8"/>
          <table:table-cell table:content-validation-name="val2"/>
          <table:table-cell table:number-columns-repeated="1015"/>
        </table:table-row>
        <table:table-row table:style-name="ro13" table:number-rows-repeated="91">
          <table:table-cell table:number-columns-repeated="8"/>
          <table:table-cell table:content-validation-name="val2"/>
          <table:table-cell table:number-columns-repeated="1015"/>
        </table:table-row>
        <table:table-row table:style-name="ro13">
          <table:table-cell table:number-columns-repeated="8"/>
          <table:table-cell table:content-validation-name="val2"/>
          <table:table-cell table:number-columns-repeated="1015"/>
        </table:table-row>
      </table:table>
      <table:table table:name="1_LDAP操作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3" table:default-cell-style-name="ce8"/>
        <table:table-column table:style-name="co14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7">
          <table:table-cell/>
          <table:table-cell table:style-name="ce6" table:formula="of:=ROW()-3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7">
            <text:p>ldapコマンドの動作</text:p>
          </table:table-cell>
          <table:table-cell table:style-name="ce14" office:value-type="string" calcext:value-type="string">
            <text:p>ldapcompareで値の比較が行えること</text:p>
          </table:table-cell>
          <table:table-cell table:style-name="ce14" office:value-type="string" calcext:value-type="string">
            <text:p>(1) ldapcompare -H ldapi:/// -Y EXTERNAL &lt;DN&gt; &lt;attr&gt;:&lt;value&gt;</text:p>
          </table:table-cell>
          <table:table-cell table:style-name="ce14" office:value-type="string" calcext:value-type="string">
            <text:p>TRUEと表示されること</text:p>
          </table:table-cell>
          <table:table-cell table:number-columns-repeated="2" table:style-name="ce18" table:content-validation-name="val1" office:value-type="string" calcext:value-type="string">
            <text:p>○</text:p>
          </table:table-cell>
          <table:table-cell table:style-name="ce19" office:value-type="date" office:date-value="2015-09-10" calcext:value-type="date">
            <text:p>9月10日</text:p>
          </table:table-cell>
          <table:table-cell table:style-name="ce20" office:value-type="string" calcext:value-type="string">
            <text:p>落合</text:p>
          </table:table-cell>
          <table:table-cell table:style-name="ce14" office:value-type="string" calcext:value-type="string">
            <text:p>-H ldap:///を使用する場合、Amazon環境下では-Y EXTERNALも記述しないと正常に動かない</text:p>
          </table:table-cell>
          <table:table-cell table:number-columns-repeated="1013"/>
        </table:table-row>
        <table:table-row table:style-name="ro14">
          <table:table-cell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4" office:value-type="string" calcext:value-type="string">
            <text:p>ldapdelete でエントリーの削除が行えること</text:p>
          </table:table-cell>
          <table:table-cell table:style-name="ce14" office:value-type="string" calcext:value-type="string">
            <text:p>(1) ldapdelete -H ldapi:/// -Y EXTERNAL &lt;DN&gt;</text:p>
            <text:p>(2) ldapsearch -H ldapi:/// -Y EXTERNAL</text:p>
          </table:table-cell>
          <table:table-cell table:style-name="ce14" office:value-type="string" calcext:value-type="string">
            <text:p>エントリーが消え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10">
          <table:table-cell/>
          <table:table-cell table:style-name="ce6" table:formula="of:=ROW()-3" office:value-type="float" office:value="3" calcext:value-type="float">
            <text:p>3</text:p>
          </table:table-cell>
          <table:covered-table-cell table:style-name="ce11"/>
          <table:table-cell table:style-name="ce14" office:value-type="string" calcext:value-type="string">
            <text:p>ldapmodify でエントリーの追加が行えること</text:p>
          </table:table-cell>
          <table:table-cell table:style-name="ce14" office:value-type="string" calcext:value-type="string">
            <text:p>(1) ldapmodify -a -H ldapi:/// -Y EXTERNAL -f <text:s/>&lt;LDIF&gt;</text:p>
          </table:table-cell>
          <table:table-cell table:style-name="ce14" office:value-type="string" calcext:value-type="string">
            <text:p>エントリーが追加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7">
          <table:table-cell/>
          <table:table-cell table:style-name="ce6" table:formula="of:=ROW()-3" office:value-type="float" office:value="4" calcext:value-type="float">
            <text:p>4</text:p>
          </table:table-cell>
          <table:covered-table-cell table:style-name="ce11"/>
          <table:table-cell table:style-name="ce14" office:value-type="string" calcext:value-type="string">
            <text:p>ldapmodify でエントリーの変更が行えること</text:p>
          </table:table-cell>
          <table:table-cell table:style-name="ce14" office:value-type="string" calcext:value-type="string">
            <text:p>(1) ldapmodify -H ldapi:/// -Y EXTERNAL -f  &lt;LDIF&gt;</text:p>
            <text:p>(2) ldapsearch -H ldapi:/// -Y EXTERNAL</text:p>
          </table:table-cell>
          <table:table-cell table:style-name="ce14" office:value-type="string" calcext:value-type="string">
            <text:p>エントリーが変更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10">
          <table:table-cell/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14" office:value-type="string" calcext:value-type="string">
            <text:p>ldappasswdでエントリーのパスワードが変更できること</text:p>
          </table:table-cell>
          <table:table-cell table:style-name="ce14" office:value-type="string" calcext:value-type="string">
            <text:p>(1) ldappasswd -H ldapi:/// -Y EXTERNAL &lt;DN&gt;</text:p>
            <text:p>(2) ldapsearch -x -D &lt;DN&gt; -W</text:p>
          </table:table-cell>
          <table:table-cell table:style-name="ce14" office:value-type="string" calcext:value-type="string">
            <text:p>パスワードが変更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10">
          <table:table-cell/>
          <table:table-cell table:style-name="ce6" table:formula="of:=ROW()-3" office:value-type="float" office:value="6" calcext:value-type="float">
            <text:p>6</text:p>
          </table:table-cell>
          <table:covered-table-cell table:style-name="ce10"/>
          <table:table-cell table:style-name="ce14" office:value-type="string" calcext:value-type="string">
            <text:p>ldapwhoami で接続に利用したエントリの情報が表示されること</text:p>
          </table:table-cell>
          <table:table-cell table:style-name="ce14" office:value-type="string" calcext:value-type="string">
            <text:p>(1) ldapwhoami </text:p>
          </table:table-cell>
          <table:table-cell table:style-name="ce14" office:value-type="string" calcext:value-type="string">
            <text:p>接続に利用したDNが表示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7" calcext:value-type="float">
            <text:p>7</text:p>
          </table:table-cell>
          <table:covered-table-cell table:style-name="ce10"/>
          <table:table-cell table:style-name="ce14" office:value-type="string" calcext:value-type="string">
            <text:p>ldifdiffでLDIFの差分が取得されること</text:p>
          </table:table-cell>
          <table:table-cell table:style-name="ce14" office:value-type="string" calcext:value-type="string">
            <text:p>(1) ldapsearch -H ldapi:/// -Y EXTERNAL &gt; &lt;LDIF1&gt;</text:p>
            <text:p>(2) ldapmodify -a -H ldapi:/// -Y EXTERNAL -f &lt;LDIF&gt;</text:p>
            <text:p><text:span text:style-name="T1">(3) ldapsearch -H ldapi:/// -Y EXTERNAL &gt; &lt;LDIF2&gt;</text:span></text:p>
            <text:p><text:span text:style-name="T1">(4) ldifdiff &lt;LDIF1&gt; &lt;LDIF2&gt;</text:span></text:p>
          </table:table-cell>
          <table:table-cell table:style-name="ce14" office:value-type="string" calcext:value-type="string">
            <text:p>LDIFの差分が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16">
          <table:table-cell/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 table:number-columns-spanned="1" table:number-rows-spanned="2">
            <text:p>slapdコマンドの動作</text:p>
          </table:table-cell>
          <table:table-cell table:style-name="ce14" office:value-type="string" calcext:value-type="string">
            <text:p>slapaddでエントリーを追加できること</text:p>
          </table:table-cell>
          <table:table-cell table:style-name="ce14" office:value-type="string" calcext:value-type="string">
            <text:p>(1) service osstech-ldap stop</text:p>
            <text:p>(2) ldapsearch -H ldapi:/// -Y EXTERNAL &gt; &lt;LDIF&gt;</text:p>
            <text:p>(3) rm -rf /opt/osstech/var/lib/ldap/*</text:p>
            <text:p>(4) slapadd -l &lt;LDIF&gt;</text:p>
            <text:p>(5) chown -R ldap: /opt/osstech/var/lib/ldap</text:p>
            <text:p>(6) service osstech-ldap start</text:p>
          </table:table-cell>
          <table:table-cell table:style-name="ce14" office:value-type="string" calcext:value-type="string">
            <text:p>slapaddでデータの投入が行え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 office:value-type="string" calcext:value-type="string">
            <text:p>No.1の備考参照</text:p>
          </table:table-cell>
          <table:table-cell table:number-columns-repeated="1013"/>
        </table:table-row>
        <table:table-row table:style-name="ro5">
          <table:table-cell/>
          <table:table-cell table:style-name="ce6" table:formula="of:=ROW()-3" office:value-type="float" office:value="9" calcext:value-type="float">
            <text:p>9</text:p>
          </table:table-cell>
          <table:covered-table-cell table:style-name="ce10"/>
          <table:table-cell table:style-name="ce14" office:value-type="string" calcext:value-type="string">
            <text:p>slapcatでエントリーの一覧を取得できること</text:p>
          </table:table-cell>
          <table:table-cell table:style-name="ce14" office:value-type="string" calcext:value-type="string">
            <text:p>(1) slapcat </text:p>
          </table:table-cell>
          <table:table-cell table:style-name="ce14" office:value-type="string" calcext:value-type="string">
            <text:p>slapcatでエントリーの一覧が取得でき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63">
          <table:table-cell table:number-columns-repeated="1024"/>
        </table:table-row>
        <table:table-row table:style-name="ro13" table:number-rows-repeated="10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_制御パラメータ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7" table:default-cell-style-name="ce8"/>
        <table:table-column table:style-name="co18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9" table:default-cell-style-name="ce8"/>
        <table:table-column table:style-name="co20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15">
          <table:table-cell/>
          <table:table-cell table:style-name="ce6" table:formula="of:=ROW()-3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4">
            <text:p>制限</text:p>
          </table:table-cell>
          <table:table-cell table:style-name="ce14" office:value-type="string" calcext:value-type="string">
            <text:p>idletimeoutで接続が中断されること</text:p>
          </table:table-cell>
          <table:table-cell table:style-name="ce14" office:value-type="string" calcext:value-type="string">
            <text:p>(1) slapd.conf でidletimeout を設定</text:p>
          </table:table-cell>
          <table:table-cell table:style-name="ce14" office:value-type="string" calcext:value-type="string">
            <text:p>Apache Directory Studio で接続し、一定時間待つ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2" calcext:value-type="float">
            <text:p>2</text:p>
          </table:table-cell>
          <table:covered-table-cell table:style-name="ce10"/>
          <table:table-cell table:style-name="ce14" office:value-type="string" calcext:value-type="string">
            <text:p>sizelimit で応答が中断されること</text:p>
          </table:table-cell>
          <table:table-cell table:style-name="ce14" office:value-type="string" calcext:value-type="string">
            <text:p>(1) slapd.conf でsizelimit を設定</text:p>
          </table:table-cell>
          <table:table-cell table:style-name="ce14" office:value-type="string" calcext:value-type="string">
            <text:p>ldapsearchを実行し、応答が中断される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4" office:value-type="string" calcext:value-type="string">
            <text:p>timelimitで応答が中断されること</text:p>
          </table:table-cell>
          <table:table-cell table:style-name="ce14" office:value-type="string" calcext:value-type="string">
            <text:p>(1) slapd.conf でtimelimit を設定</text:p>
          </table:table-cell>
          <table:table-cell table:style-name="ce14" office:value-type="string" calcext:value-type="string">
            <text:p>Apache Directory Studio で接続し、一定時間待つ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4" office:value-type="string" calcext:value-type="string">
            <text:p>readonlyでデータベースが読み込み専用となること</text:p>
          </table:table-cell>
          <table:table-cell table:style-name="ce14" office:value-type="string" calcext:value-type="string">
            <text:p>(1) slapd.conf でreadonly を設定</text:p>
          </table:table-cell>
          <table:table-cell table:style-name="ce14" office:value-type="string" calcext:value-type="string">
            <text:p>ldapmodifyを実行し、additional info: operation restrictedと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5" calcext:value-type="float">
            <text:p>5</text:p>
          </table:table-cell>
          <table:table-cell table:style-name="ce10" office:value-type="string" calcext:value-type="string" table:number-columns-spanned="1" table:number-rows-spanned="28">
            <text:p>ACL</text:p>
          </table:table-cell>
          <table:table-cell table:style-name="ce15" office:value-type="string" calcext:value-type="string">
            <text:p>OpenLDAPにnone権限のユーザーでアクセスし、詳細が表示されずに接続が拒否されること</text:p>
          </table:table-cell>
          <table:table-cell table:style-name="ce14" office:value-type="string" calcext:value-type="string">
            <text:p>(1) slapd.conf で、利用するユーザーのACLにnone を設定</text:p>
            <text:p>(2) ldapsearch -x -D &lt;DN&gt; -W</text:p>
          </table:table-cell>
          <table:table-cell table:style-name="ce14" office:value-type="string" calcext:value-type="string">
            <text:p>Invalid Credentialsと表示されること</text:p>
          </table:table-cell>
          <table:table-cell table:style-name="ce18" table:content-validation-name="val1" office:value-type="string" calcext:value-type="string">
            <text:p><text:s/></text:p>
          </table:table-cell>
          <table:table-cell table:style-name="ce18" table:content-validation-name="val1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10" calcext:value-type="float">
            <text:p>10</text:p>
          </table:table-cell>
          <table:covered-table-cell table:style-name="ce11"/>
          <table:table-cell table:style-name="ce15" office:value-type="string" calcext:value-type="string">
            <text:p>OpenLDAPにdisclose権限のユーザーでアクセスし、エラーの詳細が表示され接続が拒否されること</text:p>
          </table:table-cell>
          <table:table-cell table:style-name="ce14" office:value-type="string" calcext:value-type="string">
            <text:p>(1) slapd.conf で、userPassword selfのACLにdisclose を設定</text:p>
            <text:p>(2) ldappasswd -x -D &lt;DN&gt; -W</text:p>
          </table:table-cell>
          <table:table-cell table:style-name="ce14" office:value-type="string" calcext:value-type="string">
            <text:p>Insuffficient Accessと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7" calcext:value-type="float">
            <text:p>7</text:p>
          </table:table-cell>
          <table:covered-table-cell table:style-name="ce11"/>
          <table:table-cell table:style-name="ce15" office:value-type="string" calcext:value-type="string">
            <text:p>OpenLDAPにauth権限のユーザーでアクセスし、参照が行えないこと</text:p>
          </table:table-cell>
          <table:table-cell table:style-name="ce14" office:value-type="string" calcext:value-type="string">
            <text:p>(1) slapd.conf で、利用するユーザーのACLにauth を設定</text:p>
            <text:p>(2) ldapsearch -x -D &lt;DN&gt; -W</text:p>
          </table:table-cell>
          <table:table-cell table:style-name="ce14" office:value-type="string" calcext:value-type="string">
            <text:p>Insuffficient Accessと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5" office:value-type="string" calcext:value-type="string">
            <text:p>OpenLDAPにcompare権限のユーザーでアクセスし、ldapcompareが行えること</text:p>
          </table:table-cell>
          <table:table-cell table:style-name="ce14" office:value-type="string" calcext:value-type="string">
            <text:p>(1) slapd.conf で、利用するユーザーのACLにcomapre を設定</text:p>
            <text:p>(2) ldapcompare -x -D &lt;DN&gt; -W を実行</text:p>
            <text:p><text:span text:style-name="T1">(3) ldapsearach -H ldapi:///を実行</text:span></text:p>
            <text:p/>
          </table:table-cell>
          <table:table-cell table:style-name="ce14" office:value-type="string" calcext:value-type="string">
            <text:p>COMPAREは実行でき、searchではInsufficient Accessと表示され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9" calcext:value-type="float">
            <text:p>9</text:p>
          </table:table-cell>
          <table:covered-table-cell table:style-name="ce11"/>
          <table:table-cell table:style-name="ce15" office:value-type="string" calcext:value-type="string">
            <text:p>OpenLDAPにread権限のユーザーでアクセスし、ツリーが参照できること</text:p>
          </table:table-cell>
          <table:table-cell table:style-name="ce14" office:value-type="string" calcext:value-type="string">
            <text:p>(1) slapd.conf で、利用するユーザーのACLにread を設定</text:p>
            <text:p>(2) ldapsearch -x -D &lt;DN&gt; -W</text:p>
          </table:table-cell>
          <table:table-cell table:style-name="ce14" office:value-type="string" calcext:value-type="string">
            <text:p>検索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5" office:value-type="string" calcext:value-type="string">
            <text:p>OpenLDAPにwrite権限のユーザーでアクセスし、他の権限を無視してツリーを参照できること</text:p>
          </table:table-cell>
          <table:table-cell table:style-name="ce14" office:value-type="string" calcext:value-type="string">
            <text:p>(1) slapd.conf で、利用するユーザーのACLにwrite を設定</text:p>
            <text:p>(2) ldapmodify -a -x -D &lt;DN&gt; -W -f &lt;LDIF&gt;</text:p>
          </table:table-cell>
          <table:table-cell table:style-name="ce14" office:value-type="string" calcext:value-type="string">
            <text:p>値を追加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11" calcext:value-type="float">
            <text:p>11</text:p>
          </table:table-cell>
          <table:covered-table-cell table:style-name="ce11"/>
          <table:table-cell table:style-name="ce15" office:value-type="string" calcext:value-type="string">
            <text:p>OpenLDAPにmanage権限のユーザーでアクセスし、他の権限を無視してツリーを参照できること</text:p>
          </table:table-cell>
          <table:table-cell table:style-name="ce14" office:value-type="string" calcext:value-type="string">
            <text:p>(1) service osstech-ldap stop</text:p>
            <text:p>(2) slapd.confで access * by none を設定 </text:p>
            <text:p>(2) ldapmodify -a -D &lt;DN&gt; -W -f base.ldif</text:p>
          </table:table-cell>
          <table:table-cell table:style-name="ce14" office:value-type="string" calcext:value-type="string">
            <text:p>値を追加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14" office:value-type="string" calcext:value-type="string">
            <text:p>OpenLDAPに管理者権限のあるユーザーでエントリーが追加できること</text:p>
          </table:table-cell>
          <table:table-cell table:style-name="ce14" office:value-type="string" calcext:value-type="string">
            <text:p>(1) slapd.confでENTERNAL認証の権限を変更</text:p>
            <text:p>(2) ldapmodify -a -H ldapi:/// -f &lt;LDIF&gt;</text:p>
          </table:table-cell>
          <table:table-cell table:style-name="ce14" office:value-type="string" calcext:value-type="string">
            <text:p>値を追加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13" calcext:value-type="float">
            <text:p>13</text:p>
          </table:table-cell>
          <table:covered-table-cell table:style-name="ce11"/>
          <table:table-cell table:style-name="ce14" office:value-type="string" calcext:value-type="string">
            <text:p>OpenLDAPに書き込み権限のあるユーザーでエントリーが追加できること</text:p>
          </table:table-cell>
          <table:table-cell table:style-name="ce14" office:value-type="string" calcext:value-type="string">
            <text:p>(1) slapd.confでENTERNAL認証の権限を変更</text:p>
            <text:p>(2)  ldapmodify -a -H ldapi:/// -f &lt;LDIF&gt;</text:p>
          </table:table-cell>
          <table:table-cell table:style-name="ce14" office:value-type="string" calcext:value-type="string">
            <text:p>値を追加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14" calcext:value-type="float">
            <text:p>14</text:p>
          </table:table-cell>
          <table:covered-table-cell table:style-name="ce11"/>
          <table:table-cell table:style-name="ce14" office:value-type="string" calcext:value-type="string">
            <text:p>OpenLDAPに読み込み権限のあるユーザーでエントリーが追加できないこと</text:p>
          </table:table-cell>
          <table:table-cell table:style-name="ce14" office:value-type="string" calcext:value-type="string">
            <text:p>(1) slapd.confでENTERNAL認証の権限を変更</text:p>
            <text:p>(2)  ldapmodify -a -H ldapi:/// -f &lt;LDIF&gt;</text:p>
          </table:table-cell>
          <table:table-cell table:style-name="ce14" office:value-type="string" calcext:value-type="string">
            <text:p>値を追加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15" calcext:value-type="float">
            <text:p>15</text:p>
          </table:table-cell>
          <table:covered-table-cell table:style-name="ce11"/>
          <table:table-cell table:style-name="ce14" office:value-type="string" calcext:value-type="string">
            <text:p>OpenLDAPに管理者権限のあるユーザーでエントリーが変更できること</text:p>
          </table:table-cell>
          <table:table-cell table:style-name="ce14" office:value-type="string" calcext:value-type="string">
            <text:p>(1) slapd.confでENTERNAL認証の権限を変更</text:p>
            <text:p>(2)  ldapmodify -H ldapi:/// -f &lt;LDIF&gt;</text:p>
          </table:table-cell>
          <table:table-cell table:style-name="ce14" office:value-type="string" calcext:value-type="string">
            <text:p>値を変更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6" calcext:value-type="float">
            <text:p>6</text:p>
          </table:table-cell>
          <table:covered-table-cell table:style-name="ce11"/>
          <table:table-cell table:style-name="ce14" office:value-type="string" calcext:value-type="string">
            <text:p>OpenLDAPに書き込み権限のあるユーザーでエントリーが変更できること</text:p>
          </table:table-cell>
          <table:table-cell table:style-name="ce14" office:value-type="string" calcext:value-type="string">
            <text:p>(1) slapd.confでENTERNAL認証の権限を変更</text:p>
            <text:p>(2)  ldapmodify -H ldapi:/// -f &lt;LDIF&gt;</text:p>
          </table:table-cell>
          <table:table-cell table:style-name="ce14" office:value-type="string" calcext:value-type="string">
            <text:p>値を変更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17" calcext:value-type="float">
            <text:p>17</text:p>
          </table:table-cell>
          <table:covered-table-cell table:style-name="ce11"/>
          <table:table-cell table:style-name="ce14" office:value-type="string" calcext:value-type="string">
            <text:p>OpenLDAPに読み込み権限のあるユーザーでエントリーが変更できないこと</text:p>
          </table:table-cell>
          <table:table-cell table:style-name="ce14" office:value-type="string" calcext:value-type="string">
            <text:p>(1) slapd.confでENTERNAL認証の権限を変更</text:p>
            <text:p>(2)  ldapmodify -H ldapi:/// -f &lt;LDIF&gt;</text:p>
          </table:table-cell>
          <table:table-cell table:style-name="ce14" office:value-type="string" calcext:value-type="string">
            <text:p>値を変更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18" calcext:value-type="float">
            <text:p>18</text:p>
          </table:table-cell>
          <table:covered-table-cell table:style-name="ce11"/>
          <table:table-cell table:style-name="ce14" office:value-type="string" calcext:value-type="string">
            <text:p>OpenLDAPに管理者権限のあるユーザーでエントリーが削除できること</text:p>
          </table:table-cell>
          <table:table-cell table:style-name="ce14" office:value-type="string" calcext:value-type="string">
            <text:p>(1) slapd.confでENTERNAL認証の権限を変更</text:p>
            <text:p>(2)ldapdelete -H ldapi:/// &lt;DN&gt;</text:p>
          </table:table-cell>
          <table:table-cell table:style-name="ce14" office:value-type="string" calcext:value-type="string">
            <text:p>値を削除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19" calcext:value-type="float">
            <text:p>19</text:p>
          </table:table-cell>
          <table:covered-table-cell table:style-name="ce11"/>
          <table:table-cell table:style-name="ce14" office:value-type="string" calcext:value-type="string">
            <text:p>OpenLDAPに書き込み権限のあるユーザーでエントリーが削除できること</text:p>
          </table:table-cell>
          <table:table-cell table:style-name="ce14" office:value-type="string" calcext:value-type="string">
            <text:p>(1) slapd.confでENTERNAL認証の権限を変更</text:p>
            <text:p>(2)ldapdelete -H ldapi:/// &lt;DN&gt;</text:p>
          </table:table-cell>
          <table:table-cell table:style-name="ce14" office:value-type="string" calcext:value-type="string">
            <text:p>値を削除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7" calcext:value-type="float">
            <text:p>7</text:p>
          </table:table-cell>
          <table:covered-table-cell table:style-name="ce11"/>
          <table:table-cell table:style-name="ce14" office:value-type="string" calcext:value-type="string">
            <text:p>OpenLDAPに読み込み権限のあるユーザーでエントリーが削除できないこと</text:p>
          </table:table-cell>
          <table:table-cell table:style-name="ce14" office:value-type="string" calcext:value-type="string">
            <text:p>(1) slapd.confでENTERNAL認証の権限を変更</text:p>
            <text:p>(2)ldapdelete -H ldapi:/// &lt;DN&gt;</text:p>
          </table:table-cell>
          <table:table-cell table:style-name="ce14" office:value-type="string" calcext:value-type="string">
            <text:p>値を削除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 table:style-name="Default"/>
          <table:table-cell table:style-name="ce6" table:formula="of:=ROW()-3" office:value-type="float" office:value="21" calcext:value-type="float">
            <text:p>21</text:p>
          </table:table-cell>
          <table:covered-table-cell table:style-name="ce11"/>
          <table:table-cell table:style-name="ce14" office:value-type="string" calcext:value-type="string">
            <text:p>dn= のACLでアクセス制御が行えること</text:p>
          </table:table-cell>
          <table:table-cell table:style-name="ce14" office:value-type="string" calcext:value-type="string">
            <text:p>(1) slapd.confで、利用するユーザーをdn=で指定する</text:p>
            <text:p>(2) ldapsearch -H ldapi:///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style-name="Default" table:number-columns-repeated="247"/>
          <table:table-cell table:number-columns-repeated="766"/>
        </table:table-row>
        <table:table-row table:style-name="ro15">
          <table:table-cell table:style-name="Default"/>
          <table:table-cell table:style-name="ce6" office:value-type="float" office:value="8" calcext:value-type="float">
            <text:p>8</text:p>
          </table:table-cell>
          <table:covered-table-cell table:style-name="ce11"/>
          <table:table-cell table:style-name="ce14" office:value-type="string" calcext:value-type="string">
            <text:p>dn.base= のACLでアクセス制御が行えること</text:p>
          </table:table-cell>
          <table:table-cell table:style-name="ce14" office:value-type="string" calcext:value-type="string">
            <text:p>(1) slapd.confで、利用するユーザーをdn.base=で指定する</text:p>
            <text:p><text:span text:style-name="T1">(2) ldapsearch -H ldapi:///</text:span>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style-name="Default" table:number-columns-repeated="247"/>
          <table:table-cell table:number-columns-repeated="766"/>
        </table:table-row>
        <table:table-row table:style-name="ro15">
          <table:table-cell/>
          <table:table-cell table:style-name="ce6" table:formula="of:=ROW()-3" office:value-type="float" office:value="23" calcext:value-type="float">
            <text:p>23</text:p>
          </table:table-cell>
          <table:covered-table-cell table:style-name="ce11"/>
          <table:table-cell table:style-name="ce14" office:value-type="string" calcext:value-type="string">
            <text:p>dn.subtree= のACLでアクセス制御が行えること</text:p>
          </table:table-cell>
          <table:table-cell table:style-name="ce14" office:value-type="string" calcext:value-type="string">
            <text:p>(1) slapd.confで、利用するユーザーをdn.subtree=で指定する</text:p>
            <text:p><text:span text:style-name="T1">(2) ldapsearch -H ldapi:///</text:span>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8" calcext:value-type="float">
            <text:p>8</text:p>
          </table:table-cell>
          <table:covered-table-cell table:style-name="ce11"/>
          <table:table-cell table:style-name="ce14" office:value-type="string" calcext:value-type="string">
            <text:p>dn.children= のACLでアクセス制御が行えること</text:p>
          </table:table-cell>
          <table:table-cell table:style-name="ce14" office:value-type="string" calcext:value-type="string">
            <text:p>(1) slapd.confで、利用するユーザーをdn.children=で指定する</text:p>
            <text:p><text:span text:style-name="T1">(2) ldapsearch -H ldapi:///</text:span>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25" calcext:value-type="float">
            <text:p>25</text:p>
          </table:table-cell>
          <table:covered-table-cell table:style-name="ce11"/>
          <table:table-cell table:style-name="ce14" office:value-type="string" calcext:value-type="string">
            <text:p>dn.regex= のACLでアクセス制御が行えること</text:p>
          </table:table-cell>
          <table:table-cell table:style-name="ce14" office:value-type="string" calcext:value-type="string">
            <text:p>(1) slapd.confで、利用するユーザーをdn.regex=で指定する</text:p>
            <text:p><text:span text:style-name="T1">(2) ldapsearch -H ldapi:///</text:span>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26" calcext:value-type="float">
            <text:p>26</text:p>
          </table:table-cell>
          <table:covered-table-cell table:style-name="ce11"/>
          <table:table-cell table:style-name="ce14" office:value-type="string" calcext:value-type="string">
            <text:p>anonymous のACLでアクセス制御が行えること</text:p>
          </table:table-cell>
          <table:table-cell table:style-name="ce14" office:value-type="string" calcext:value-type="string">
            <text:p>(1) slapd.confで、anonymousのACLを指定する</text:p>
            <text:p>(2) ldapsearch -x 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27" calcext:value-type="float">
            <text:p>27</text:p>
          </table:table-cell>
          <table:covered-table-cell table:style-name="ce11"/>
          <table:table-cell table:style-name="ce14" office:value-type="string" calcext:value-type="string">
            <text:p>users のACLでアクセス制御が行えること</text:p>
          </table:table-cell>
          <table:table-cell table:style-name="ce14" office:value-type="string" calcext:value-type="string">
            <text:p>(1) slapd.confで、usersのACLを指定する</text:p>
            <text:p>(2) ACLが指定されていないユーザーで検索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9" calcext:value-type="float">
            <text:p>9</text:p>
          </table:table-cell>
          <table:covered-table-cell table:style-name="ce11"/>
          <table:table-cell table:style-name="ce14" office:value-type="string" calcext:value-type="string">
            <text:p>self のACLでアクセス制御が行えること</text:p>
          </table:table-cell>
          <table:table-cell table:style-name="ce14" office:value-type="string" calcext:value-type="string">
            <text:p>(1) slapd.confで、selfのACLを指定する</text:p>
            <text:p>(2) ユーザー自身のエントリに対して操作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29" calcext:value-type="float">
            <text:p>29</text:p>
          </table:table-cell>
          <table:covered-table-cell table:style-name="ce11"/>
          <table:table-cell table:style-name="ce14" office:value-type="string" calcext:value-type="string">
            <text:p>peername= のACLでアクセス制御が行えること</text:p>
          </table:table-cell>
          <table:table-cell table:style-name="ce14" office:value-type="string" calcext:value-type="string">
            <text:p>(1) slapd.confで、peernameのACLを指定する</text:p>
            <text:p>(2) 設定したネットワークから操作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30" calcext:value-type="float">
            <text:p>30</text:p>
          </table:table-cell>
          <table:covered-table-cell table:style-name="ce11"/>
          <table:table-cell table:style-name="ce14" office:value-type="string" calcext:value-type="string">
            <text:p>group=のACLでアクセス制御が行えること</text:p>
          </table:table-cell>
          <table:table-cell table:style-name="ce14" office:value-type="string" calcext:value-type="string">
            <text:p>(1) slapd.confで、gruoupのACLを指定する</text:p>
            <text:p>(2) 設定したグループに所属するエントリーから操作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31" calcext:value-type="float">
            <text:p>31</text:p>
          </table:table-cell>
          <table:covered-table-cell table:style-name="ce11"/>
          <table:table-cell table:style-name="ce14" office:value-type="string" calcext:value-type="string">
            <text:p>filter= のACLでアクセス制御が行えること</text:p>
          </table:table-cell>
          <table:table-cell table:style-name="ce14" office:value-type="string" calcext:value-type="string">
            <text:p>(1) slapd.confで、filterのACLを指定する</text:p>
            <text:p>(2) 設定したフィルタに一致するエントリーから操作を実行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attrs= のACLでアクセス制御が行えること</text:p>
          </table:table-cell>
          <table:table-cell table:style-name="ce14" office:value-type="string" calcext:value-type="string">
            <text:p>(1) slapd.confで、attrsのACLを指定する</text:p>
            <text:p>(2) 属性に対して操作をおこない、設定した権限で動作しているか確認する</text:p>
          </table:table-cell>
          <table:table-cell table:style-name="ce14" office:value-type="string" calcext:value-type="string">
            <text:p>値を検索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table-cell table:style-name="ce10" office:value-type="string" calcext:value-type="string" table:number-columns-spanned="1" table:number-rows-spanned="9">
            <text:p>パスワードハッシュ</text:p>
          </table:table-cell>
          <table:table-cell table:style-name="ce14" office:value-type="string" calcext:value-type="string">
            <text:p>plaintextのパスワードを設定し、認証利用できること</text:p>
          </table:table-cell>
          <table:table-cell table:style-name="ce14" office:value-type="string" calcext:value-type="string">
            <text:p>(1) userpasswordを平文で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cryptのパスワードを設定し、認証利用できること</text:p>
          </table:table-cell>
          <table:table-cell table:style-name="ce14" office:value-type="string" calcext:value-type="string">
            <text:p>(1) slappasswd -h {CRYPT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MD5のパスワードを設定し、認証利用できること</text:p>
          </table:table-cell>
          <table:table-cell table:style-name="ce14" office:value-type="string" calcext:value-type="string">
            <text:p>(1) slappasswd -h {MD5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SMD5のパスワードを設定し、認証利用できること</text:p>
          </table:table-cell>
          <table:table-cell table:style-name="ce14" office:value-type="string" calcext:value-type="string">
            <text:p>(1) slappasswd -h {SMD5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SHAのパスワードを設定し、認証利用できること</text:p>
          </table:table-cell>
          <table:table-cell table:style-name="ce14" office:value-type="string" calcext:value-type="string">
            <text:p>(1) slappasswd -h {SHA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SSHAのパスワードを設定し、認証利用できること</text:p>
          </table:table-cell>
          <table:table-cell table:style-name="ce14" office:value-type="string" calcext:value-type="string">
            <text:p>(1) slappasswd -h {SSHA}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BKDF2のパスワードを設定し、認証利用できること</text:p>
          </table:table-cell>
          <table:table-cell table:style-name="ce14" office:value-type="string" calcext:value-type="string">
            <text:p>(1) slappasswd -h {PBKDF2} -o module-load=pw-pbkdf2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SSHA256のパスワードを設定し、認証利用できること</text:p>
          </table:table-cell>
          <table:table-cell table:style-name="ce14" office:value-type="string" calcext:value-type="string">
            <text:p>(1) slappasswd -h {SSHA256} -o module-load=pw-sha2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SSHA512のパスワードを設定し、認証利用できること</text:p>
          </table:table-cell>
          <table:table-cell table:style-name="ce14" office:value-type="string" calcext:value-type="string">
            <text:p>(1) slappasswd -h {SSHA512} -o module-load=pw-sha2 でパスワードを生成する</text:p>
            <text:p>(2) userpasswordに、slappasswdで生成された値を指定する</text:p>
            <text:p>(2) ldapmodifyで書き込む</text:p>
            <text:p>(3) ldapwhoamiで認証できるか確認する</text:p>
          </table:table-cell>
          <table:table-cell table:style-name="ce14" office:value-type="string" calcext:value-type="string">
            <text:p>認証がおこなえ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table-cell table:style-name="ce10" table:number-columns-spanned="1" table:number-rows-spanned="2"/>
          <table:table-cell table:style-name="ce14" office:value-type="string" calcext:value-type="string">
            <text:p>ldappasswd実行時、password-hash に設定した形式でハッシュ化されることを確認</text:p>
          </table:table-cell>
          <table:table-cell table:style-name="ce14" office:value-type="string" calcext:value-type="string">
            <text:p>(1) password-hash に{SSHA}を設定</text:p>
            <text:p>(2) ldappasswd -H ldapi:/// &lt;DN&gt;</text:p>
          </table:table-cell>
          <table:table-cell table:style-name="ce14" office:value-type="string" calcext:value-type="string">
            <text:p>自動的にハッシュ化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よみがな設定が正常に動作すること</text:p>
          </table:table-cell>
          <table:table-cell table:style-name="ce14" office:value-type="string" calcext:value-type="string">
            <text:p>(1) lang- phoneticを設定し、cn;lang-ja;phoneticを設定する</text:p>
            <text:p>(2) ldapmodify -H ldapi:/// &lt;LDIF&gt;</text:p>
          </table:table-cell>
          <table:table-cell table:style-name="ce14" office:value-type="string" calcext:value-type="string">
            <text:p>ふりがながつけ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65">
          <table:table-cell table:number-columns-repeated="1024"/>
        </table:table-row>
        <table:table-row table:style-name="ro13" table:number-rows-repeated="6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3_overla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7" table:default-cell-style-name="ce8"/>
        <table:table-column table:style-name="co21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5" table:default-cell-style-name="ce8"/>
        <table:table-column table:style-name="co22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17">
          <table:table-cell/>
          <table:table-cell table:style-name="ce6"/>
          <table:table-cell table:style-name="ce10" office:value-type="string" calcext:value-type="string" table:number-columns-spanned="1" table:number-rows-spanned="14">
            <text:p>overlayの動作</text:p>
          </table:table-cell>
          <table:table-cell table:style-name="ce14" office:value-type="string" calcext:value-type="string">
            <text:p>valsortによって、値がソートされることを確認</text:p>
          </table:table-cell>
          <table:table-cell table:style-name="ce14" office:value-type="string" calcext:value-type="string">
            <text:p>(1) slapd.confに、overlay valsortを設定</text:p>
            <text:p>(2) valsort-attr description ou=Users,dc=example,dc=com alpha-acend を設定</text:p>
            <text:p><text:span text:style-name="T1">(3) valsort-attr description ou=Users,dc=example,dc=com alpha-descend を設定</text:span></text:p>
          </table:table-cell>
          <table:table-cell table:style-name="ce14" office:value-type="string" calcext:value-type="string">
            <text:p>descriptionがアルファベット順にソートされることを確認</text:p>
            <text:p><text:span text:style-name="T1">descriptionがアルファベット逆順にソートされることを確認</text:span></text:p>
            <text:p/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8">
          <table:table-cell/>
          <table:table-cell table:style-name="ce6"/>
          <table:covered-table-cell table:style-name="ce10"/>
          <table:table-cell table:style-name="ce14" office:value-type="string" calcext:value-type="string">
            <text:p>valsortによって、weightを有効にして値がソートされることを確認</text:p>
          </table:table-cell>
          <table:table-cell table:style-name="ce14" office:value-type="string" calcext:value-type="string">
            <text:p>(1) slapd.confに、overlay valsortを設定</text:p>
            <text:p>(2) valsort-attr description ou=Users,dc=example,dc=com weight を設定</text:p>
            <text:p>(3) descriptionの値に重み付けを行う</text:p>
            <text:p>Description:: {1} zzz</text:p>
            <text:p>Description:: {2} xxx</text:p>
            <text:p>Description: {3}yyy</text:p>
          </table:table-cell>
          <table:table-cell table:style-name="ce14" office:value-type="string" calcext:value-type="string">
            <text:p>重み付け{x}が利用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uniqueによって、複数もてる値が単一値に制限されることを確認</text:p>
          </table:table-cell>
          <table:table-cell table:style-name="ce14" office:value-type="string" calcext:value-type="string">
            <text:p>(1) slapd.confに、overlay uniqueを設定</text:p>
            <text:p>(2) unique_url <text:a xlink:href="ldap:///?mail?sub" xlink:type="simple">ldap:///?mail?sub</text:a>? を設定</text:p>
          </table:table-cell>
          <table:table-cell table:style-name="ce14" office:value-type="string" calcext:value-type="string">
            <text:p>mailが複数値を持てないようになってい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8">
          <table:table-cell/>
          <table:table-cell table:style-name="ce6"/>
          <table:covered-table-cell table:style-name="ce11"/>
          <table:table-cell table:style-name="ce14" office:value-type="string" calcext:value-type="string">
            <text:p>Rewriteモジュールで属性値を書き換えられることを確認</text:p>
          </table:table-cell>
          <table:table-cell table:style-name="ce14" office:value-type="string" calcext:value-type="string">
            <text:p>(1) slapd.confに、overlay rwmを設定</text:p>
            <text:p>(2) rwm-rewriteEngine on を設定</text:p>
            <text:p>(2) rwm-rewriteContext searchFilter を設定</text:p>
            <text:p>(3) rwm-rewriteRule "(.*)¥(mail=(.*)¥+.*¥@(.*)¥)(.*)" "$1(mail=$2@$3)$4" ":@"を設定 </text:p>
            <text:p>(4) ldapsearch -H ldapi:/// (<text:a xlink:href="mailto:mail%3Dxxx+yyyy@example.com" xlink:type="simple">mail=xxx+yyyy@example.com</text:a>)　を検索</text:p>
          </table:table-cell>
          <table:table-cell table:style-name="ce15" office:value-type="string" calcext:value-type="string">
            <text:p><text:s/>filterから+yyyyが削除されてい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9">
          <table:table-cell/>
          <table:table-cell table:style-name="ce6"/>
          <table:covered-table-cell table:style-name="ce11"/>
          <table:table-cell table:style-name="ce14" office:value-type="string" calcext:value-type="string">
            <text:p>RewriteモジュールでLDAPのサフィックスを書き換えられることを確認</text:p>
          </table:table-cell>
          <table:table-cell table:style-name="ce14" office:value-type="string" calcext:value-type="string">
            <text:p>(1) slapd.confに、overlay rwmを設定</text:p>
            <text:p>(2) database relay を設定</text:p>
            <text:p>(3) suffix “dc=rewrite,dc=test”を設定</text:p>
            <text:p>(4) rwm-rewriteEngine on を設定</text:p>
            <text:p>(5) rwm-suffixmassage “dc=example,dc=com” を設定</text:p>
            <text:p>(6) ldapsearch -H ldapi:/// -b dc=rewrite,dc=testを検索</text:p>
          </table:table-cell>
          <table:table-cell table:style-name="ce14" office:value-type="string" calcext:value-type="string">
            <text:p>dc=rewrite,dc=testという名前で、dc=example,dc=comが利用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refintモジュールでグループメンバーが自動的に削除されること</text:p>
          </table:table-cell>
          <table:table-cell table:style-name="ce14" office:value-type="string" calcext:value-type="string">
            <text:p>(1) slapd.confに、overlay refintを設定</text:p>
            <text:p>(2) refint-attributes member を設定</text:p>
            <text:p>(3) グループに所属しているDNを削除 </text:p>
            <text:p>(4) グループからmemberが削除されていることを確認</text:p>
            <text:p/>
          </table:table-cell>
          <table:table-cell table:style-name="ce14" office:value-type="string" calcext:value-type="string">
            <text:p>エントリーを操作すると、自動的にグループも変更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refintモジュールでグループメンバーが自動的に変更されること</text:p>
          </table:table-cell>
          <table:table-cell table:style-name="ce14" office:value-type="string" calcext:value-type="string">
            <text:p>(1) slapd.confに、overlay refintを設定</text:p>
            <text:p>(2) refint-attributes member を設定</text:p>
            <text:p>(3) グループに所属しているDNのRDNを変更</text:p>
            <text:p>(4) グループからmemberのRDNが変更されていることを確認</text:p>
            <text:p/>
          </table:table-cell>
          <table:table-cell table:style-name="ce14" office:value-type="string" calcext:value-type="string">
            <text:p>エントリーを操作すると、自動的にグループも変更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policyモジュールで平文パスワードが自動的にハッシュ化されること</text:p>
          </table:table-cell>
          <table:table-cell table:style-name="ce14" office:value-type="string" calcext:value-type="string">
            <text:p>(1) slapd.confに、overlay ppolicyを設定</text:p>
            <text:p>(2) ppolicy_hash_cleartext を設定</text:p>
            <text:p>(3) ldapmodifyから平文でパスワードを登録 </text:p>
            <text:p>(4) パスワードがハッシュ化されていることを確認</text:p>
            <text:p/>
          </table:table-cell>
          <table:table-cell table:style-name="ce14" office:value-type="string" calcext:value-type="string">
            <text:p>平文パスワード投入時、自動的にパスワードがハッシュ化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0">
          <table:table-cell/>
          <table:table-cell table:style-name="ce6"/>
          <table:covered-table-cell table:style-name="ce11"/>
          <table:table-cell table:style-name="ce14" office:value-type="string" calcext:value-type="string">
            <text:p>ppolicyモジュールでデフォルトのパスワードポリシーが適用されること</text:p>
          </table:table-cell>
          <table:table-cell table:style-name="ce14" office:value-type="string" calcext:value-type="string">
            <text:p>(1) slapd.confに、overlay ppolicyを設定</text:p>
            <text:p>(2) ppolicy_default &lt;PolicyDN&gt; を設定</text:p>
            <text:p>(3) ldapsearch -H ldapi:/// + で管理属性にポリシーが設定されていないことを確認</text:p>
            <text:p>(4) &lt;PolicyDN&gt;のロックアウト条件の操作をおこなう </text:p>
            <text:p>(5) エントリーの管理属性に、ppolicyの制御情報が追記されていることを確認</text:p>
            <text:p/>
          </table:table-cell>
          <table:table-cell table:style-name="ce14" office:value-type="string" calcext:value-type="string">
            <text:p>エントリーにパスワードポリシーをセットしていない状態で、ポリシーの制御が有効にな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policyモジュールでパスワードのロックアウトが実施されること</text:p>
          </table:table-cell>
          <table:table-cell table:style-name="ce14" office:value-type="string" calcext:value-type="string">
            <text:p>(1) slapd.confに、overlay ppolicyを設定</text:p>
            <text:p>(2) ppolicy_use_lockoutを設定</text:p>
            <text:p>(3) &lt;PolicyDN&gt;のロックアウト条件の操作をおこなう </text:p>
            <text:p>(4) エントリーがロックアウトされることを確認</text:p>
            <text:p/>
          </table:table-cell>
          <table:table-cell table:style-name="ce14" office:value-type="string" calcext:value-type="string">
            <text:p>正常に利用できていたパスワードでInvalid Credential とな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memberOfで、エントリーの所属するグループの自動制御ができること</text:p>
          </table:table-cell>
          <table:table-cell table:style-name="ce14" office:value-type="string" calcext:value-type="string">
            <text:p>(1) slapd.confに、overlay memberofを設定</text:p>
            <text:p>(2) cn=test,ou=Groups,dc=example,dc=comを設定</text:p>
            <text:p>(3) ユーザーエントリーにmemberof: cn=test,ou=Groups,dc=example,dc=comを設定</text:p>
            <text:p>(4) エントリーが自動的にグループに投入されることを確認</text:p>
            <text:p/>
          </table:table-cell>
          <table:table-cell table:style-name="ce14" office:value-type="string" calcext:value-type="string">
            <text:p>グループに自動的にエントリーが追加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9">
          <table:table-cell/>
          <table:table-cell table:style-name="ce6"/>
          <table:covered-table-cell table:style-name="ce11"/>
          <table:table-cell table:style-name="ce14" office:value-type="string" calcext:value-type="string">
            <text:p>dynlistで、動的なエントリーの一覧が取得できること</text:p>
          </table:table-cell>
          <table:table-cell table:style-name="ce14" office:value-type="string" calcext:value-type="string">
            <text:p>(1) slapd.confに、overlay dynlistを設定</text:p>
            <text:p>(2) dynlist-attrset groupOfURLs memberURLを設定</text:p>
            <text:p>(3) objectClass: groupOfURLsのグループエントリーを作成</text:p>
            <text:p>(4) memberURL <text:a xlink:href="ldap:///dc=example,dc=com?uid?sub" xlink:type="simple">ldap:///dc=example,dc=com?uid?sub</text:a>?”(objectClass=inetOrgPerson)”を設定</text:p>
            <text:p>(5)動的にmemberが取得できることを確認</text:p>
          </table:table-cell>
          <table:table-cell table:style-name="ce14" office:value-type="string" calcext:value-type="string">
            <text:p>グループに自動的にエントリーが追加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auditで、操作ログが記録されること</text:p>
          </table:table-cell>
          <table:table-cell table:style-name="ce14" office:value-type="string" calcext:value-type="string">
            <text:p>(1) slapd.confに、overlay auditを設定</text:p>
            <text:p>(2) auditlog &lt;log path&gt;を設定</text:p>
            <text:p>(3) 追加・変更で操作ログが出力されることを確認</text:p>
            <text:p/>
          </table:table-cell>
          <table:table-cell table:style-name="ce14" office:value-type="string" calcext:value-type="string">
            <text:p>監査ログが出力されてい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accesslogで、接続ログが記録されること</text:p>
          </table:table-cell>
          <table:table-cell table:style-name="ce14" office:value-type="string" calcext:value-type="string">
            <text:p>(1) slapd.confに、overlay accesslogを設定</text:p>
            <text:p>(2) logdb cn=logを設定</text:p>
            <text:p>(3) logops allを設定</text:p>
            <text:p>(4) cn=logのデータベース設定を作成</text:p>
            <text:p>Database bdb</text:p>
            <text:p>directory       /opt/osstech/var/lib/ldap-log</text:p>
            <text:p>suffix cn=log</text:p>
            <text:p>access to * by * read</text:p>
            <text:p>(5) 操作をおこなうとログが出力されることを確認</text:p>
            <text:p/>
          </table:table-cell>
          <table:table-cell table:style-name="ce14" office:value-type="string" calcext:value-type="string">
            <text:p>アクセスログが指定のデータベースに記録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table-cell table:style-name="ce10" office:value-type="string" calcext:value-type="string" table:number-columns-spanned="1" table:number-rows-spanned="9">
            <text:p>ppolicy</text:p>
          </table:table-cell>
          <table:table-cell table:style-name="ce14" office:value-type="string" calcext:value-type="string">
            <text:p>pwdMinAgeでパスワード変更が拒否されること</text:p>
          </table:table-cell>
          <table:table-cell table:style-name="ce14" office:value-type="string" calcext:value-type="string">
            <text:p>(1) ポリシーエントリーに、pwdMinAgeを設定</text:p>
            <text:p>(2) ldappasswd -H ldapi:/// &lt;DN&gt;</text:p>
          </table:table-cell>
          <table:table-cell table:style-name="ce14" office:value-type="string" calcext:value-type="string">
            <text:p><text:s/>pwdMinAgeより短い間にパスワードを変更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wdMaxAgeでパスワードがロックアウトされること</text:p>
          </table:table-cell>
          <table:table-cell table:style-name="ce14" office:value-type="string" calcext:value-type="string">
            <text:p>(1) ポリシーエントリーに、pwdMaxAgeを設定</text:p>
            <text:p>(2) ldappasswd -H ldapi:// &lt;DN&gt;</text:p>
            <text:p><text:span text:style-name="T1">(3) ldapsearch -H ldapi:// &lt;DN&gt;</text:span></text:p>
          </table:table-cell>
          <table:table-cell table:style-name="ce14" office:value-type="string" calcext:value-type="string">
            <text:p>pwdMaxAgeを経過すると、パスワードがロックアウト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wdInHistoryで、過去に利用したパスワードを拒否すること</text:p>
          </table:table-cell>
          <table:table-cell table:style-name="ce14" office:value-type="string" calcext:value-type="string">
            <text:p>(1) ポリシーエントリーに、pwdInHistoryを設定</text:p>
            <text:p>(2) ldappasswd -H ldapi:/// &lt;DN&gt;</text:p>
          </table:table-cell>
          <table:table-cell table:style-name="ce15" office:value-type="string" calcext:value-type="string">
            <text:p>以前利用したパスワードと同じパスワードに設定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wdMinLengthで短いパスワードを拒否すること</text:p>
          </table:table-cell>
          <table:table-cell table:style-name="ce14" office:value-type="string" calcext:value-type="string">
            <text:p>(1) ポリシーエントリーに、pwdMinLengthを設定</text:p>
            <text:p>(2) ldappasswd -H ldapi:/// &lt;DN&gt;</text:p>
          </table:table-cell>
          <table:table-cell table:style-name="ce15" office:value-type="string" calcext:value-type="string">
            <text:p>短いパスワードを変更でき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wdGraceAuthnLimitでパスワードのロックアウト後、指定の回数だけ認証が行えること</text:p>
          </table:table-cell>
          <table:table-cell table:style-name="ce14" office:value-type="string" calcext:value-type="string">
            <text:p>(1) ポリシーエントリーに、pwdGraceAuthnLimitを設定</text:p>
            <text:p>(2) ldappasswd -H ldapi:/// &lt;DN&gt;</text:p>
          </table:table-cell>
          <table:table-cell table:style-name="ce15" office:value-type="string" calcext:value-type="string">
            <text:p>パスワードのロック後、指定の回数のみ認証でき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wdLockoutがFALSEの状態のままでは、パスワードがロックアウトされないこと</text:p>
          </table:table-cell>
          <table:table-cell table:style-name="ce14" office:value-type="string" calcext:value-type="string">
            <text:p>(1) ポリシーエントリーに、pwdLockout FALSEを設定</text:p>
            <text:p>(2) ldappasswd -H ldapi:/// &lt;DN&gt;</text:p>
            <text:p><text:span text:style-name="T1">(3) ポリシーエントリーに、pwdLockout TRUEを設定</text:span></text:p>
            <text:p><text:span text:style-name="T1">(4) ldappasswd -H ldapi:/// &lt;DN&gt;</text:span></text:p>
          </table:table-cell>
          <table:table-cell table:style-name="ce15" office:value-type="string" calcext:value-type="string">
            <text:p>パスワードがロックアウトされないこと、ロックアウト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wdLockoutDurationでパスワードが一定時間のみロックアウトされること</text:p>
          </table:table-cell>
          <table:table-cell table:style-name="ce14" office:value-type="string" calcext:value-type="string">
            <text:p>(1) ポリシーエントリーに、pwdLockoutDurationを設定</text:p>
            <text:p>(2) ldappasswd -H ldapi:/// &lt;DN&gt;</text:p>
          </table:table-cell>
          <table:table-cell table:style-name="ce15" office:value-type="string" calcext:value-type="string">
            <text:p>パスワードのロックアウト後、一定時間経過後にロックアウトが解除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wdMaxFailureで、指定の回数パスワードを間違えるとロックアウトされること</text:p>
          </table:table-cell>
          <table:table-cell table:style-name="ce15" office:value-type="string" calcext:value-type="string">
            <text:p><text:span text:style-name="T2">(1) ポリシーエントリーに、pwdMaxFailureを設定</text:span></text:p>
            <text:p><text:span text:style-name="T2">(2) ldappasswd -H ldapi:/// &lt;DN&gt;</text:span></text:p>
          </table:table-cell>
          <table:table-cell table:style-name="ce15" office:value-type="string" calcext:value-type="string">
            <text:p>指定の回数入力を間違えると、パスワードがロックされる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pwdMaxFailureIntervalで、連続入力失敗のロックアウトで評価される期間を制御できること</text:p>
          </table:table-cell>
          <table:table-cell table:style-name="ce14" office:value-type="string" calcext:value-type="string">
            <text:p>(1) ポリシーエントリーに、pwdMaxFailureIntervalを設定</text:p>
            <text:p>(2) ldappasswd -H ldapi:/// &lt;DN&gt;</text:p>
          </table:table-cell>
          <table:table-cell table:style-name="ce14" office:value-type="string" calcext:value-type="string">
            <text:p>Intervalより長い時間での、連続した認証失敗ではパスワードがロックされないことを確認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61">
          <table:table-cell table:number-columns-repeated="1024"/>
        </table:table-row>
        <table:table-row table:style-name="ro13" table:number-rows-repeated="8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4_replic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7" table:default-cell-style-name="ce8"/>
        <table:table-column table:style-name="co2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5" table:default-cell-style-name="ce8"/>
        <table:table-column table:style-name="co24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合否判定方法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15">
          <table:table-cell/>
          <table:table-cell table:style-name="ce6"/>
          <table:table-cell table:style-name="ce10" office:value-type="string" calcext:value-type="string" table:number-columns-spanned="1" table:number-rows-spanned="14">
            <text:p>レプリケーションの動作</text:p>
          </table:table-cell>
          <table:table-cell table:style-name="ce14" office:value-type="string" calcext:value-type="string">
            <text:p>１号機におこなった書き込みが、２号機にレプリケーションされることを確認</text:p>
          </table:table-cell>
          <table:table-cell table:style-name="ce14" office:value-type="string" calcext:value-type="string">
            <text:p>(1) ldapmodify -a -H ldapi:/// &lt;LDIF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0"/>
          <table:table-cell table:style-name="ce14" office:value-type="string" calcext:value-type="string">
            <text:p>２号機におこなった書き込みが、１号機にレプリケーションされることを確認</text:p>
          </table:table-cell>
          <table:table-cell table:style-name="ce14" office:value-type="string" calcext:value-type="string">
            <text:p>(1) ldapmodify -a -H ldapi:/// &lt;LDIF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におこなった変更が、２号機にレプリケーションされることを確認</text:p>
          </table:table-cell>
          <table:table-cell table:style-name="ce14" office:value-type="string" calcext:value-type="string">
            <text:p>(1) ldapmodify -H ldapi:/// &lt;LDIF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におこなった変更が、１号機にレプリケーションされることを確認</text:p>
          </table:table-cell>
          <table:table-cell table:style-name="ce14" office:value-type="string" calcext:value-type="string">
            <text:p>(1) ldapmodify -H ldapi:/// &lt;LDIF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1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におこなった削除が、２号機にレプリケーションされることを確認</text:p>
          </table:table-cell>
          <table:table-cell table:style-name="ce14" office:value-type="string" calcext:value-type="string">
            <text:p>(1) ldapdelete -H ldapi:/// &lt;DN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2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におこなった削除が、１号機にレプリケーションされることを確認</text:p>
          </table:table-cell>
          <table:table-cell table:style-name="ce14" office:value-type="string" calcext:value-type="string">
            <text:p>(1) ldapdelete -H ldapi:/// &lt;DN&gt;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の停止中におこなった書き込みが、再起動後２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modify -a -H ldapi:/// &lt;LDIF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の停止中におこなった書き込みが、再起動後１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modify -a -H ldapi:/// &lt;LDIF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の停止中におこなった変更が、再起動後２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modify -H ldapi:/// &lt;LDIF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の停止中におこなった変更が、再起動後１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modify -H ldapi:/// &lt;LDIF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１号機の停止中におこなった削除が、再起動後２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delete -H ldapi:/// &lt;DN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２号機の停止中におこなった削除が、再起動後１号機にレプリケーションされることを確認</text:p>
          </table:table-cell>
          <table:table-cell table:style-name="ce14" office:value-type="string" calcext:value-type="string">
            <text:p>(1) service osstech-ldap stop</text:p>
            <text:p>(2) ldapdelete -H ldapi:/// &lt;DN&gt;</text:p>
            <text:p>(3) service osstech-ldap start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2">
          <table:table-cell/>
          <table:table-cell table:style-name="ce6"/>
          <table:covered-table-cell table:style-name="ce11"/>
          <table:table-cell table:style-name="ce14" office:value-type="string" calcext:value-type="string">
            <text:p>片側をrefreshOnlyに変更し正常にレプリケーションが行えることを確認</text:p>
          </table:table-cell>
          <table:table-cell table:style-name="ce14" office:value-type="string" calcext:value-type="string">
            <text:p>(1) slapd.confの refreshAndPersistをrefreshOnlyに変更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部分レプリケーションが正常に行えることを確認</text:p>
          </table:table-cell>
          <table:table-cell table:style-name="ce14" office:value-type="string" calcext:value-type="string">
            <text:p>(1) slapd.confのsearchBaseを、ou=Users,dc=example,dc=comに変更</text:p>
            <text:p>(2)ou=Usersのみレプリケーションされることを確認</text:p>
          </table:table-cell>
          <table:table-cell table:style-name="ce14" office:value-type="string" calcext:value-type="string">
            <text:p><text:s/>(1) ldapsearch -H ldapi:///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45">
          <table:table-cell table:number-columns-repeated="1024"/>
        </table:table-row>
        <table:table-row table:style-name="ro13" table:number-rows-repeated="1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9_ログ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17" table:default-cell-style-name="ce8"/>
        <table:table-column table:style-name="co25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5" table:default-cell-style-name="ce8"/>
        <table:table-column table:style-name="co24" table:default-cell-style-name="ce8"/>
        <table:table-column table:style-name="co12" table:default-cell-style-name="ce8"/>
        <table:table-column table:style-name="co3" table:number-columns-repeated="246" table:default-cell-style-name="ce8"/>
        <table:table-column table:style-name="co3" table:number-columns-repeated="766" table:default-cell-style-name="Default"/>
        <table:table-row table:style-name="ro1">
          <table:table-cell/>
          <table:table-cell table:style-name="ce3" office:value-type="string" calcext:value-type="string">
            <text:p>OpenLDAPテスト項目書</text:p>
          </table:table-cell>
          <table:table-cell table:style-name="ce7" table:number-columns-repeated="8"/>
          <table:table-cell table:style-name="ce2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分類</text:p>
          </table:table-cell>
          <table:table-cell table:style-name="ce9" office:value-type="string" calcext:value-type="string">
            <text:p>試験項目</text:p>
          </table:table-cell>
          <table:table-cell table:style-name="ce9" office:value-type="string" calcext:value-type="string">
            <text:p>操作手順</text:p>
          </table:table-cell>
          <table:table-cell table:style-name="ce9" office:value-type="string" calcext:value-type="string">
            <text:p>確認方法</text:p>
          </table:table-cell>
          <table:table-cell table:style-name="ce17" office:value-type="string" calcext:value-type="string">
            <text:p>合否</text:p>
            <text:p> 1号機</text:p>
          </table:table-cell>
          <table:table-cell table:style-name="ce17" office:value-type="string" calcext:value-type="string">
            <text:p>合否</text:p>
            <text:p>2号機</text:p>
          </table:table-cell>
          <table:table-cell table:style-name="ce9" office:value-type="string" calcext:value-type="string">
            <text:p>試験日</text:p>
          </table:table-cell>
          <table:table-cell table:style-name="ce9" office:value-type="string" calcext:value-type="string">
            <text:p>実施者</text:p>
          </table:table-cell>
          <table:table-cell table:style-name="ce9" office:value-type="string" calcext:value-type="string">
            <text:p>備考</text:p>
          </table:table-cell>
          <table:table-cell table:style-name="ce2" table:number-columns-repeated="1013"/>
        </table:table-row>
        <table:table-row table:style-name="ro15">
          <table:table-cell/>
          <table:table-cell table:style-name="ce6" table:formula="of:=ROW()-3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9">
            <text:p>ログ</text:p>
          </table:table-cell>
          <table:table-cell table:style-name="ce14" office:value-type="string" calcext:value-type="string">
            <text:p>loglevel all でデバッグログが出力されること</text:p>
          </table:table-cell>
          <table:table-cell table:style-name="ce14" office:value-type="string" calcext:value-type="string">
            <text:p>(1) slapd.confでログレベルをallに設定する</text:p>
            <text:p>(2) service osstech-ldap restart</text:p>
            <text:p>(3) ldapsearch -H ldapi:///</text:p>
          </table:table-cell>
          <table:table-cell table:style-name="ce14" office:value-type="string" calcext:value-type="string">
            <text:p>ログが出力されている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table:formula="of:=ROW()-3" office:value-type="float" office:value="2" calcext:value-type="float">
            <text:p>2</text:p>
          </table:table-cell>
          <table:covered-table-cell table:style-name="ce11"/>
          <table:table-cell table:style-name="ce14" office:value-type="string" calcext:value-type="string">
            <text:p>loglevel none でログが出力されないこと</text:p>
          </table:table-cell>
          <table:table-cell table:style-name="ce14" office:value-type="string" calcext:value-type="string">
            <text:p>(1) slapd.confでログレベルをnone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が出力されていない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loglevel trace でtraceログが出力されること</text:p>
          </table:table-cell>
          <table:table-cell table:style-name="ce14" office:value-type="string" calcext:value-type="string">
            <text:p>(1) slapd.confでログレベルをtrace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に関数の動作ログが出力されている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4" office:value-type="string" calcext:value-type="string">
            <text:p>loglevel trace でargsログが出力されること</text:p>
          </table:table-cell>
          <table:table-cell table:style-name="ce14" office:value-type="string" calcext:value-type="string">
            <text:p>(1) slapd.confでログレベルをargs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に詳細な動作ログが出力されていることを確認する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5" calcext:value-type="float">
            <text:p>5</text:p>
          </table:table-cell>
          <table:covered-table-cell table:style-name="ce11"/>
          <table:table-cell table:style-name="ce14" office:value-type="string" calcext:value-type="string">
            <text:p>loglevel conns で接続ログが出力されること</text:p>
          </table:table-cell>
          <table:table-cell table:style-name="ce14" office:value-type="string" calcext:value-type="string">
            <text:p>(1) slapd.confでログレベルをconnsに設定する</text:p>
            <text:p><text:span text:style-name="T1">(2) service osstech-ldap restart</text:span></text:p>
          </table:table-cell>
          <table:table-cell table:style-name="ce14" office:value-type="string" calcext:value-type="string">
            <text:p>ログにdaemonのポーリングログが記録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/>
          <table:covered-table-cell table:style-name="ce11"/>
          <table:table-cell table:style-name="ce14" office:value-type="string" calcext:value-type="string">
            <text:p>loglevel filter でフィルタ動作ログが出力されること</text:p>
          </table:table-cell>
          <table:table-cell table:style-name="ce14" office:value-type="string" calcext:value-type="string">
            <text:p>(1)slapd.confでログレベルをfilterに設定する</text:p>
            <text:p><text:span text:style-name="T1">(2) service osstech-ldap restart</text:span></text:p>
            <text:p>(3) ldapsearch -H ldapi:/// “(objectClass=inetOrgPerson)”</text:p>
          </table:table-cell>
          <table:table-cell table:style-name="ce14" office:value-type="string" calcext:value-type="string">
            <text:p>ログにbdb_filter_ のログが出力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6" calcext:value-type="float">
            <text:p>6</text:p>
          </table:table-cell>
          <table:covered-table-cell table:style-name="ce11"/>
          <table:table-cell table:style-name="ce14" office:value-type="string" calcext:value-type="string">
            <text:p>loglevel acl でACLログが出力されること</text:p>
          </table:table-cell>
          <table:table-cell table:style-name="ce14" office:value-type="string" calcext:value-type="string">
            <text:p>(1) slapd.confでログレベルをacl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にacl_ のログが出力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7" calcext:value-type="float">
            <text:p>7</text:p>
          </table:table-cell>
          <table:covered-table-cell table:style-name="ce11"/>
          <table:table-cell table:style-name="ce15" office:value-type="string" calcext:value-type="string">
            <text:p>loglevel stats でstatsログが出力されること</text:p>
          </table:table-cell>
          <table:table-cell table:style-name="ce14" office:value-type="string" calcext:value-type="string">
            <text:p>(1) slapd.confでログレベルをstatsに設定する</text:p>
            <text:p><text:span text:style-name="T1">(2) service osstech-ldap restart</text:span></text:p>
            <text:p><text:span text:style-name="T1">(3) ldapsearch -H ldapi:///</text:span></text:p>
          </table:table-cell>
          <table:table-cell table:style-name="ce14" office:value-type="string" calcext:value-type="string">
            <text:p>ログにconn= のログが出力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15">
          <table:table-cell/>
          <table:table-cell table:style-name="ce6" office:value-type="float" office:value="8" calcext:value-type="float">
            <text:p>8</text:p>
          </table:table-cell>
          <table:covered-table-cell table:style-name="ce11"/>
          <table:table-cell table:style-name="ce14" office:value-type="string" calcext:value-type="string">
            <text:p>loglevel sync でレプリケーションログが出力されること</text:p>
          </table:table-cell>
          <table:table-cell table:style-name="ce14" office:value-type="string" calcext:value-type="string">
            <text:p>(1) slapd.confでログレベルをsyncに設定する</text:p>
            <text:p><text:span text:style-name="T1">(2) service osstech-ldap restart</text:span></text:p>
            <text:p/>
          </table:table-cell>
          <table:table-cell table:style-name="ce14" office:value-type="string" calcext:value-type="string">
            <text:p>ログにレプリケーションのログが出力されていること</text:p>
          </table:table-cell>
          <table:table-cell table:style-name="ce18" table:content-validation-name="val1" table:number-columns-repeated="2"/>
          <table:table-cell table:style-name="ce19"/>
          <table:table-cell table:style-name="ce20"/>
          <table:table-cell table:style-name="ce14"/>
          <table:table-cell table:number-columns-repeated="1013"/>
        </table:table-row>
        <table:table-row table:style-name="ro2" table:number-rows-repeated="1048463">
          <table:table-cell table:number-columns-repeated="1024"/>
        </table:table-row>
        <table:table-row table:style-name="ro13" table:number-rows-repeated="10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テスト利用時のコマンド" table:style-name="ta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23">
          <table:table-cell table:style-name="ce3" office:value-type="string" calcext:value-type="string">
            <text:p>OpenLDAPテストコマンド</text:p>
          </table:table-cell>
          <table:table-cell table:style-name="ce7"/>
        </table:table-row>
        <table:table-row table:style-name="ro5">
          <table:table-cell table:style-name="ce4"/>
          <table:table-cell table:style-name="ce8"/>
        </table:table-row>
        <table:table-row table:style-name="ro5"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試験項目で利用するコマンド</text:p>
          </table:table-cell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22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22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22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2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22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22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14"/>
        </table:table-row>
        <table:table-row table:style-name="ro5">
          <table:table-cell table:style-name="ce6" office:value-type="string" calcext:value-type="string">
            <text:p>8,9</text:p>
          </table:table-cell>
          <table:table-cell table:style-name="ce22"/>
        </table:table-row>
        <table:table-row table:style-name="ro5">
          <table:table-cell table:style-name="ce6" office:value-type="string" calcext:value-type="string">
            <text:p>10,11</text:p>
          </table:table-cell>
          <table:table-cell table:style-name="ce22"/>
        </table:table-row>
        <table:table-row table:style-name="ro5">
          <table:table-cell table:style-name="ce6" office:value-type="float" office:value="12" calcext:value-type="float">
            <text:p>12</text:p>
          </table:table-cell>
          <table:table-cell table:style-name="ce22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22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14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22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14"/>
        </table:table-row>
        <table:table-row table:style-name="ro5" table:number-rows-repeated="1048558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__Anonymous_Sheet_DB__0" table:target-range-address="0_サービス.B3:0_サービス.K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number number:decimal-places="1" loext:min-decimal-places="1" number:min-integer-digits="1"/>
    </number:number-style>
    <number:date-style style:name="N121">
      <number:month/>
      <number:text>月</number:text>
      <number:day/>
      <number:text>日</number:text>
    </number:date-style>
    <number:number-style style:name="N123P0" style:volatile="true">
      <number:text>\</number:text>
      <number:number number:decimal-places="0" loext:min-decimal-places="0" number:min-integer-digits="1" number:grouping="true"/>
    </number:number-style>
    <number:number-style style:name="N123">
      <number:text>\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\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\</number:text>
      <number:number number:decimal-places="2" loext:min-decimal-places="2" number:min-integer-digits="1" number:grouping="true"/>
    </number:number-style>
    <number:number-style style:name="N126">
      <number:text>\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 \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\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7P0"/>
    </number:currency-style>
    <number:number-style style:name="N160P0" style:volatile="true">
      <number:number number:decimal-places="0" loext:min-decimal-places="0" number:min-integer-digits="3"/>
    </number:number-style>
    <number:number-style style:name="N160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60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160P0"/>
      <style:map style:condition="value()&lt;=99999" style:apply-style-name="N160P1"/>
    </number:number-style>
    <number:date-style style:name="N162P0" style:volatile="true">
      <number:year number:style="long"/>
      <number:text>/</number:text>
      <number:month/>
      <number:text>/</number:text>
      <number:day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0" loext:min-decimal-places="0" number:min-integer-digits="1"/>
      <number:text> </number:text>
    </number:number-style>
    <number:date-style style:name="N164">
      <number:month number:textual="true"/>
      <number:text>-</number:text>
      <number:year number:style="long"/>
    </number:date-style>
    <number:number-style style:name="N165P0" style:volatile="true">
      <number:text>\</number:text>
      <number:number number:decimal-places="0" loext:min-decimal-places="0" number:min-integer-digits="1" number:grouping="true"/>
    </number:number-style>
    <number:number-style style:name="N165">
      <number:text>-\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\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\</number:text>
      <number:number number:decimal-places="2" loext:min-decimal-places="2" number:min-integer-digits="1" number:grouping="true"/>
    </number:number-style>
    <number:number-style style:name="N167">
      <number:text>-\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\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number:text> \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\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9" loext:min-decimal-places="9" number:min-integer-digits="1"/>
    </number:number-style>
    <number:number-style style:name="N178">
      <number:number number:decimal-places="8" loext:min-decimal-places="8" number:min-integer-digits="1"/>
    </number:number-style>
    <number:number-style style:name="N179">
      <number:number number:decimal-places="7" loext:min-decimal-places="7" number:min-integer-digits="1"/>
    </number:number-style>
    <number:number-style style:name="N180">
      <number:number number:decimal-places="6" loext:min-decimal-places="6" number:min-integer-digits="1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4" loext:min-decimal-places="4" number:min-integer-digits="1"/>
    </number:number-style>
    <number:number-style style:name="N183">
      <number:number number:decimal-places="3" loext:min-decimal-places="3" number:min-integer-digits="1"/>
    </number:number-style>
    <number:date-style style:name="N184">
      <number:month/>
      <number:text>/</number:text>
      <number:day/>
    </number:date-style>
    <number:number-style style:name="N185">
      <number:number number:decimal-places="0" loext:min-decimal-places="0" number:min-integer-digits="0"/>
    </number:number-style>
    <number:text-style style:name="N186">
      <number:text-content/>
      <number:text>:</number:text>
    </number:text-style>
    <number:number-style style:name="N188P0" style:volatile="true">
      <number:number number:decimal-places="0" loext:min-decimal-places="0" number:min-integer-digits="0"/>
    </number:number-style>
    <number:number-style style:name="N188P1" style:volatile="true">
      <number:text/>
    </number:number-style>
    <number:number-style style:name="N188P2" style:volatile="true">
      <number:text/>
    </number:number-style>
    <number:text-style style:name="N188">
      <number:tex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3"/>
    </number:number-style>
    <number:number-style style:name="N189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0P0"/>
    </number:number-style>
    <number:number-style style:name="N191">
      <number:number number:decimal-places="0" loext:min-decimal-places="0" number:min-integer-digits="1"/>
      <number:text>日</number:text>
    </number:number-style>
    <number:date-style style:name="N192">
      <number:month/>
      <number:text>月</number:text>
      <number:day number:style="long"/>
      <number:text>日</number:text>
    </number:date-style>
    <number:number-style style:name="N193">
      <number:number number:decimal-places="0" loext:min-decimal-places="0" number:min-integer-digits="1"/>
      <number:text>月</number:text>
    </number:number-style>
    <number:number-style style:name="N194">
      <number:number number:decimal-places="1" loext:min-decimal-places="1" number:min-integer-digits="1" number:grouping="true"/>
    </number:number-style>
    <number:number-style style:name="N195">
      <number:number number:decimal-places="0" loext:min-decimal-places="0" number:min-integer-digits="1"/>
      <number:text>Ｗ</number:text>
    </number:number-style>
    <number:number-style style:name="N196">
      <number:number number:decimal-places="0" loext:min-decimal-places="0" number:min-integer-digits="1"/>
      <number:text>Ｈ</number:text>
    </number:number-style>
    <number:number-style style:name="N197">
      <number:number number:decimal-places="0" loext:min-decimal-places="0" number:min-integer-digits="1"/>
      <number:text>H</number:text>
    </number:number-style>
    <number:number-style style:name="N198">
      <number:number number:decimal-places="0" loext:min-decimal-places="0" number:min-integer-digits="1"/>
      <number:text>本</number:text>
    </number:number-style>
    <number:number-style style:name="N199">
      <number:number number:decimal-places="2" loext:min-decimal-places="2" number:min-integer-digits="1"/>
      <number:text>KL</number:text>
    </number:number-style>
    <number:number-style style:name="N200">
      <number:number number:decimal-places="2" loext:min-decimal-places="2" number:min-integer-digits="1"/>
      <number:text>%</number:text>
    </number:number-style>
    <number:number-style style:name="N201">
      <number:number number:decimal-places="2" loext:min-decimal-places="0" number:min-integer-digits="0" number:decimal-replacement=""/>
    </number:number-style>
    <number:number-style style:name="N202">
      <number:number number:decimal-places="1" loext:min-decimal-places="0" number:min-integer-digits="1" number:decimal-replacement=""/>
      <number:text>KL</number:text>
    </number:number-style>
    <number:number-style style:name="N203">
      <number:number number:decimal-places="1" loext:min-decimal-places="1" number:min-integer-digits="1"/>
      <number:text>KL</number:text>
    </number:number-style>
    <number:percentage-style style:name="N204P0" style:volatile="true">
      <number:number number:decimal-places="0" loext:min-decimal-places="0" number:min-integer-digits="1"/>
      <number:text>%</number:text>
    </number:percentage-style>
    <number:percentage-style style:name="N204">
      <number:number number:decimal-places="0" loext:min-decimal-places="0" number:min-integer-digits="1"/>
      <number:text>%</number:text>
      <style:map style:condition="value()&gt;=0" style:apply-style-name="N204P0"/>
    </number:percentage-style>
    <number:percentage-style style:name="N206P0" style:volatile="true">
      <number:number number:decimal-places="0" loext:min-decimal-places="0" number:min-integer-digits="1"/>
      <number:text>% </number:text>
    </number:percentage-style>
    <number:percentage-style style:name="N206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6P0"/>
    </number:percentage-style>
    <number:percentage-style style:name="N208P0" style:volatile="true">
      <number:text>+</number:text>
      <number:number number:decimal-places="0" loext:min-decimal-places="0" number:min-integer-digits="1"/>
      <number:text>% </number:text>
    </number:percentage-style>
    <number:percentage-style style:name="N208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8P0"/>
    </number:percentage-style>
    <number:percentage-style style:name="N210P0" style:volatile="true">
      <number:text>±</number:text>
      <number:number number:decimal-places="0" loext:min-decimal-places="0" number:min-integer-digits="1"/>
      <number:text>% </number:text>
    </number:percentage-style>
    <number:percentage-style style:name="N210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10P0"/>
    </number:percentage-style>
    <number:number-style style:name="N211">
      <number:text>件</number:text>
    </number:number-style>
    <number:number-style style:name="N212">
      <number:number number:decimal-places="0" loext:min-decimal-places="0" number:min-integer-digits="1"/>
      <number:text>件</number:text>
    </number:number-style>
    <number:percentage-style style:name="N214P0" style:volatile="true">
      <number:text>＋</number:text>
      <number:number number:decimal-places="0" loext:min-decimal-places="0" number:min-integer-digits="1"/>
      <number:text>% </number:text>
    </number:percentage-style>
    <number:percentage-style style:name="N214">
      <style:text-properties fo:color="#ff0000"/>
      <number:text>－</number:text>
      <number:number number:decimal-places="0" loext:min-decimal-places="0" number:min-integer-digits="1"/>
      <number:text>% </number:text>
      <style:map style:condition="value()&gt;=0" style:apply-style-name="N214P0"/>
    </number:percentage-style>
    <number:percentage-style style:name="N216P0" style:volatile="true">
      <number:text>△ </number:text>
      <number:number number:decimal-places="0" loext:min-decimal-places="0" number:min-integer-digits="1" number:grouping="true"/>
      <number:text>%</number:text>
    </number:percentage-style>
    <number:percentage-style style:name="N216">
      <number:text>▲ </number:text>
      <number:number number:decimal-places="0" loext:min-decimal-places="0" number:min-integer-digits="1" number:grouping="true"/>
      <number:text>%</number:text>
      <style:map style:condition="value()&gt;=0" style:apply-style-name="N216P0"/>
    </number:percentage-style>
    <number:percentage-style style:name="N217">
      <number:number number:decimal-places="1" loext:min-decimal-places="1" number:min-integer-digits="1"/>
      <number:text>%</number:text>
    </number:percentage-style>
    <number:percentage-style style:name="N219P0" style:volatile="true">
      <number:text>△ </number:text>
      <number:number number:decimal-places="1" loext:min-decimal-places="1" number:min-integer-digits="1" number:grouping="true"/>
      <number:text>%</number:text>
    </number:percentage-style>
    <number:percentage-style style:name="N219">
      <number:text>▲ </number:text>
      <number:number number:decimal-places="1" loext:min-decimal-places="1" number:min-integer-digits="1" number:grouping="true"/>
      <number:text>%</number:text>
      <style:map style:condition="value()&gt;=0" style:apply-style-name="N219P0"/>
    </number:percentage-style>
    <number:percentage-style style:name="N220">
      <number:number number:decimal-places="3" loext:min-decimal-places="3" number:min-integer-digits="1"/>
      <number:text>%</number:text>
    </number:percentag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able-cell-properties fo:padding="0.71mm" style:rotation-align="none"/>
      <style:text-properties style:font-name="TakaoPGothic" fo:font-family="TakaoPGothic" style:font-family-generic="swiss" style:font-pitch="variable" style:font-name-asian="TakaoPGothic" style:font-family-asian="TakaoPGothic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見出し_20_1" style:display-name="見出し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pgothic" fo:font-family="mspgothic" style:font-family-generic="swiss" style:font-pitch="variable" fo:font-size="16pt" fo:font-style="normal" fo:text-shadow="none" style:text-underline-style="none" fo:font-weight="bold" style:font-name-asian="mspgothic" style:font-family-asian="mspgothic" style:font-family-generic-asian="swiss" style:font-pitch-asian="variable" style:font-size-asian="16pt" style:font-style-asian="normal" style:font-weight-asian="bold" style:font-size-complex="16pt" style:font-style-complex="normal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first-page-number="continue" style:scale-to="9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62%" style:writing-mode="lr-tb"/>
      <style:header-style>
        <style:header-footer-properties fo:min-height="7.5mm" fo:margin-left="9mm" fo:margin-right="9mm" fo:margin-bottom="2.5mm"/>
      </style:header-style>
      <style:footer-style>
        <style:header-footer-properties fo:min-height="7.5mm" fo:margin-left="9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00/00/00</text:date>, <text:time style:data-style-name="N2" text:time-value="10:11:03.21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改版履歴" style:display-name="PageStyle_改版履歴" style:page-layout-name="Mpm4">
      <style:header style:display="false"/>
      <style:header-left style:display="false"/>
      <style:footer style:display="false"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OpenLDAPテスト項目書" style:display-name="PageStyle_OpenLDAPテスト項目書" style:page-layout-name="Mpm5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0:41:10.087000000</meta:creation-date>
    <meta:editing-cycles>7</meta:editing-cycles>
    <meta:editing-duration>PT7H26M31S</meta:editing-duration>
    <meta:generator>LibreOffice/5.0.1.2$Windows_x86 LibreOffice_project/81898c9f5c0d43f3473ba111d7b351050be20261</meta:generator>
    <dc:date>2015-09-10T18:08:22.875000000</dc:date>
    <meta:document-statistic meta:table-count="7" meta:cell-count="582" meta:object-count="0"/>
  </office:meta>
</office:document-meta>
</file>